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riesRC_R_halfVoltOffset" table:style-name="ta1">
        <table:shapes>
          <draw:frame draw:z-index="0" draw:style-name="gr1" draw:text-style-name="P1" svg:width="638.39pt" svg:height="447.45pt" svg:x="620.87pt" svg:y="15231.83pt">
            <loext:p draw:notify-on-update-of-ranges="seriesRC_R_halfVoltOffset.A2:seriesRC_R_halfVoltOffset.A1191 seriesRC_R_halfVoltOffset.B1:seriesRC_R_halfVoltOffset.B1 seriesRC_R_halfVoltOffset.B2:seriesRC_R_halfVoltOffset.B1191 seriesRC_R_halfVoltOffset.A2:seriesRC_R_halfVoltOffset.A1191 seriesRC_R_halfVoltOffset.C1:seriesRC_R_halfVoltOffset.C1 seriesRC_R_halfVoltOffset.C2:seriesRC_R_halfVoltOffset.C11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me(s)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0084" calcext:value-type="float">
            <text:p>0.000008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68" calcext:value-type="float">
            <text:p>0.000016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0252" calcext:value-type="float">
            <text:p>0.000025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0336" calcext:value-type="float">
            <text:p>0.000033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042" calcext:value-type="float">
            <text:p>0.00004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504" calcext:value-type="float">
            <text:p>0.000050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588" calcext:value-type="float">
            <text:p>0.000058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0672" calcext:value-type="float">
            <text:p>0.000067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756" calcext:value-type="float">
            <text:p>0.000075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084" calcext:value-type="float">
            <text:p>0.00008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924" calcext:value-type="float">
            <text:p>0.000092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1008" calcext:value-type="float">
            <text:p>0.000100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1092" calcext:value-type="float">
            <text:p>0.000109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1176" calcext:value-type="float">
            <text:p>0.000117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26" calcext:value-type="float">
            <text:p>0.00012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1344" calcext:value-type="float">
            <text:p>0.000134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1428" calcext:value-type="float">
            <text:p>0.000142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1512" calcext:value-type="float">
            <text:p>0.000151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1596" calcext:value-type="float">
            <text:p>0.000159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168" calcext:value-type="float">
            <text:p>0.00016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1764" calcext:value-type="float">
            <text:p>0.000176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1848" calcext:value-type="float">
            <text:p>0.0001848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-0.924623" calcext:value-type="float">
            <text:p>-0.924623</text:p>
          </table:table-cell>
        </table:table-row>
        <table:table-row table:style-name="ro1">
          <table:table-cell office:value-type="float" office:value="0.0001932" calcext:value-type="float">
            <text:p>0.0001932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-0.8643215" calcext:value-type="float">
            <text:p>-0.8643215</text:p>
          </table:table-cell>
        </table:table-row>
        <table:table-row table:style-name="ro1">
          <table:table-cell office:value-type="float" office:value="0.0002016" calcext:value-type="float">
            <text:p>0.0002016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-0.7839195" calcext:value-type="float">
            <text:p>-0.7839195</text:p>
          </table:table-cell>
        </table:table-row>
        <table:table-row table:style-name="ro1">
          <table:table-cell office:value-type="float" office:value="0.00021" calcext:value-type="float">
            <text:p>0.00021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-0.723618" calcext:value-type="float">
            <text:p>-0.723618</text:p>
          </table:table-cell>
        </table:table-row>
        <table:table-row table:style-name="ro1">
          <table:table-cell office:value-type="float" office:value="0.0002184" calcext:value-type="float">
            <text:p>0.0002184</text:p>
          </table:table-cell>
          <table:table-cell office:value-type="float" office:value="0" calcext:value-type="float">
            <text:p>0</text:p>
          </table:table-cell>
          <table:table-cell office:value-type="float" office:value="-0.683417" calcext:value-type="float">
            <text:p>-0.683417</text:p>
          </table:table-cell>
        </table:table-row>
        <table:table-row table:style-name="ro1">
          <table:table-cell office:value-type="float" office:value="0.0002268" calcext:value-type="float">
            <text:p>0.0002268</text:p>
          </table:table-cell>
          <table:table-cell office:value-type="float" office:value="0" calcext:value-type="float">
            <text:p>0</text:p>
          </table:table-cell>
          <table:table-cell office:value-type="float" office:value="-0.643216" calcext:value-type="float">
            <text:p>-0.643216</text:p>
          </table:table-cell>
        </table:table-row>
        <table:table-row table:style-name="ro1">
          <table:table-cell office:value-type="float" office:value="0.0002352" calcext:value-type="float">
            <text:p>0.0002352</text:p>
          </table:table-cell>
          <table:table-cell office:value-type="float" office:value="0" calcext:value-type="float">
            <text:p>0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2436" calcext:value-type="float">
            <text:p>0.0002436</text:p>
          </table:table-cell>
          <table:table-cell office:value-type="float" office:value="0" calcext:value-type="float">
            <text:p>0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52" calcext:value-type="float">
            <text:p>0.000252</text:p>
          </table:table-cell>
          <table:table-cell office:value-type="float" office:value="0" calcext:value-type="float">
            <text:p>0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604" calcext:value-type="float">
            <text:p>0.0002604</text:p>
          </table:table-cell>
          <table:table-cell office:value-type="float" office:value="0" calcext:value-type="float">
            <text:p>0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2688" calcext:value-type="float">
            <text:p>0.000268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02772" calcext:value-type="float">
            <text:p>0.0002772</text:p>
          </table:table-cell>
          <table:table-cell office:value-type="float" office:value="0" calcext:value-type="float">
            <text:p>0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02856" calcext:value-type="float">
            <text:p>0.0002856</text:p>
          </table:table-cell>
          <table:table-cell office:value-type="float" office:value="0" calcext:value-type="float">
            <text:p>0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0294" calcext:value-type="float">
            <text:p>0.000294</text:p>
          </table:table-cell>
          <table:table-cell office:value-type="float" office:value="0" calcext:value-type="float">
            <text:p>0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03024" calcext:value-type="float">
            <text:p>0.000302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03108" calcext:value-type="float">
            <text:p>0.0003108</text:p>
          </table:table-cell>
          <table:table-cell office:value-type="float" office:value="0" calcext:value-type="float">
            <text:p>0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3192" calcext:value-type="float">
            <text:p>0.0003192</text:p>
          </table:table-cell>
          <table:table-cell office:value-type="float" office:value="0" calcext:value-type="float">
            <text:p>0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3276" calcext:value-type="float">
            <text:p>0.000327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336" calcext:value-type="float">
            <text:p>0.00033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3444" calcext:value-type="float">
            <text:p>0.0003444</text:p>
          </table:table-cell>
          <table:table-cell office:value-type="float" office:value="0" calcext:value-type="float">
            <text:p>0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3528" calcext:value-type="float">
            <text:p>0.000352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3612" calcext:value-type="float">
            <text:p>0.000361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3696" calcext:value-type="float">
            <text:p>0.0003696</text:p>
          </table:table-cell>
          <table:table-cell office:value-type="float" office:value="0" calcext:value-type="float">
            <text:p>0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378" calcext:value-type="float">
            <text:p>0.00037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3864" calcext:value-type="float">
            <text:p>0.000386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3948" calcext:value-type="float">
            <text:p>0.000394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4032" calcext:value-type="float">
            <text:p>0.000403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4116" calcext:value-type="float">
            <text:p>0.0004116</text:p>
          </table:table-cell>
          <table:table-cell office:value-type="float" office:value="0" calcext:value-type="float">
            <text:p>0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42" calcext:value-type="float">
            <text:p>0.0004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4284" calcext:value-type="float">
            <text:p>0.0004284</text:p>
          </table:table-cell>
          <table:table-cell office:value-type="float" office:value="0" calcext:value-type="float">
            <text:p>0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4368" calcext:value-type="float">
            <text:p>0.000436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4452" calcext:value-type="float">
            <text:p>0.000445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4536" calcext:value-type="float">
            <text:p>0.000453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462" calcext:value-type="float">
            <text:p>0.00046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4704" calcext:value-type="float">
            <text:p>0.000470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4788" calcext:value-type="float">
            <text:p>0.000478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4872" calcext:value-type="float">
            <text:p>0.000487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4956" calcext:value-type="float">
            <text:p>0.000495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504" calcext:value-type="float">
            <text:p>0.00050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5124" calcext:value-type="float">
            <text:p>0.000512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5208" calcext:value-type="float">
            <text:p>0.000520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5292" calcext:value-type="float">
            <text:p>0.0005292</text:p>
          </table:table-cell>
          <table:table-cell office:value-type="float" office:value="0" calcext:value-type="float">
            <text:p>0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5376" calcext:value-type="float">
            <text:p>0.000537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546" calcext:value-type="float">
            <text:p>0.00054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5544" calcext:value-type="float">
            <text:p>0.000554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5628" calcext:value-type="float">
            <text:p>0.000562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5712" calcext:value-type="float">
            <text:p>0.000571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5796" calcext:value-type="float">
            <text:p>0.000579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588" calcext:value-type="float">
            <text:p>0.00058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5964" calcext:value-type="float">
            <text:p>0.000596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6048" calcext:value-type="float">
            <text:p>0.000604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6132" calcext:value-type="float">
            <text:p>0.000613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6216" calcext:value-type="float">
            <text:p>0.000621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63" calcext:value-type="float">
            <text:p>0.00063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6384" calcext:value-type="float">
            <text:p>0.000638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6468" calcext:value-type="float">
            <text:p>0.000646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6552" calcext:value-type="float">
            <text:p>0.000655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6636" calcext:value-type="float">
            <text:p>0.000663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672" calcext:value-type="float">
            <text:p>0.00067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6804" calcext:value-type="float">
            <text:p>0.000680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6888" calcext:value-type="float">
            <text:p>0.000688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6972" calcext:value-type="float">
            <text:p>0.000697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7056" calcext:value-type="float">
            <text:p>0.000705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714" calcext:value-type="float">
            <text:p>0.00071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7224" calcext:value-type="float">
            <text:p>0.000722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7308" calcext:value-type="float">
            <text:p>0.000730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7392" calcext:value-type="float">
            <text:p>0.000739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7476" calcext:value-type="float">
            <text:p>0.000747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756" calcext:value-type="float">
            <text:p>0.00075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7644" calcext:value-type="float">
            <text:p>0.000764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7728" calcext:value-type="float">
            <text:p>0.000772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7812" calcext:value-type="float">
            <text:p>0.000781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7896" calcext:value-type="float">
            <text:p>0.000789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798" calcext:value-type="float">
            <text:p>0.00079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8064" calcext:value-type="float">
            <text:p>0.0008064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8148" calcext:value-type="float">
            <text:p>0.000814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8232" calcext:value-type="float">
            <text:p>0.000823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316" calcext:value-type="float">
            <text:p>0.000831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84" calcext:value-type="float">
            <text:p>0.0008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8484" calcext:value-type="float">
            <text:p>0.000848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8568" calcext:value-type="float">
            <text:p>0.000856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652" calcext:value-type="float">
            <text:p>0.000865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8736" calcext:value-type="float">
            <text:p>0.000873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882" calcext:value-type="float">
            <text:p>0.00088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8904" calcext:value-type="float">
            <text:p>0.000890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988" calcext:value-type="float">
            <text:p>0.000898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9072" calcext:value-type="float">
            <text:p>0.000907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9156" calcext:value-type="float">
            <text:p>0.000915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924" calcext:value-type="float">
            <text:p>0.000924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9324" calcext:value-type="float">
            <text:p>0.000932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408" calcext:value-type="float">
            <text:p>0.000940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9492" calcext:value-type="float">
            <text:p>0.000949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9576" calcext:value-type="float">
            <text:p>0.000957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966" calcext:value-type="float">
            <text:p>0.00096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9744" calcext:value-type="float">
            <text:p>0.000974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9828" calcext:value-type="float">
            <text:p>0.000982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9912" calcext:value-type="float">
            <text:p>0.000991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9996" calcext:value-type="float">
            <text:p>0.000999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008" calcext:value-type="float">
            <text:p>0.00100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0164" calcext:value-type="float">
            <text:p>0.001016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0248" calcext:value-type="float">
            <text:p>0.001024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0332" calcext:value-type="float">
            <text:p>0.001033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0416" calcext:value-type="float">
            <text:p>0.001041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05" calcext:value-type="float">
            <text:p>0.00105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0584" calcext:value-type="float">
            <text:p>0.001058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0668" calcext:value-type="float">
            <text:p>0.001066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0752" calcext:value-type="float">
            <text:p>0.001075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0836" calcext:value-type="float">
            <text:p>0.0010836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092" calcext:value-type="float">
            <text:p>0.00109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1004" calcext:value-type="float">
            <text:p>0.001100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1088" calcext:value-type="float">
            <text:p>0.001108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1172" calcext:value-type="float">
            <text:p>0.001117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1256" calcext:value-type="float">
            <text:p>0.001125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134" calcext:value-type="float">
            <text:p>0.00113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1424" calcext:value-type="float">
            <text:p>0.001142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1508" calcext:value-type="float">
            <text:p>0.001150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1592" calcext:value-type="float">
            <text:p>0.001159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1676" calcext:value-type="float">
            <text:p>0.001167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176" calcext:value-type="float">
            <text:p>0.00117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1844" calcext:value-type="float">
            <text:p>0.0011844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884422" calcext:value-type="float">
            <text:p>0.884422</text:p>
          </table:table-cell>
        </table:table-row>
        <table:table-row table:style-name="ro1">
          <table:table-cell office:value-type="float" office:value="0.0011928" calcext:value-type="float">
            <text:p>0.0011928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8241205" calcext:value-type="float">
            <text:p>0.8241205</text:p>
          </table:table-cell>
        </table:table-row>
        <table:table-row table:style-name="ro1">
          <table:table-cell office:value-type="float" office:value="0.0012012" calcext:value-type="float">
            <text:p>0.0012012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763819" calcext:value-type="float">
            <text:p>0.763819</text:p>
          </table:table-cell>
        </table:table-row>
        <table:table-row table:style-name="ro1">
          <table:table-cell office:value-type="float" office:value="0.0012096" calcext:value-type="float">
            <text:p>0.0012096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683417" calcext:value-type="float">
            <text:p>0.683417</text:p>
          </table:table-cell>
        </table:table-row>
        <table:table-row table:style-name="ro1">
          <table:table-cell office:value-type="float" office:value="0.001218" calcext:value-type="float">
            <text:p>0.001218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6231155" calcext:value-type="float">
            <text:p>0.6231155</text:p>
          </table:table-cell>
        </table:table-row>
        <table:table-row table:style-name="ro1">
          <table:table-cell office:value-type="float" office:value="0.0012264" calcext:value-type="float">
            <text:p>0.0012264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12348" calcext:value-type="float">
            <text:p>0.0012348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12432" calcext:value-type="float">
            <text:p>0.0012432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12516" calcext:value-type="float">
            <text:p>0.0012516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126" calcext:value-type="float">
            <text:p>0.0012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12684" calcext:value-type="float">
            <text:p>0.001268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12768" calcext:value-type="float">
            <text:p>0.001276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12852" calcext:value-type="float">
            <text:p>0.001285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12936" calcext:value-type="float">
            <text:p>0.001293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1302" calcext:value-type="float">
            <text:p>0.00130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13104" calcext:value-type="float">
            <text:p>0.001310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13188" calcext:value-type="float">
            <text:p>0.001318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13272" calcext:value-type="float">
            <text:p>0.001327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13356" calcext:value-type="float">
            <text:p>0.001335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1344" calcext:value-type="float">
            <text:p>0.00134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13524" calcext:value-type="float">
            <text:p>0.001352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13608" calcext:value-type="float">
            <text:p>0.001360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13692" calcext:value-type="float">
            <text:p>0.001369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13776" calcext:value-type="float">
            <text:p>0.001377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1386" calcext:value-type="float">
            <text:p>0.00138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13944" calcext:value-type="float">
            <text:p>0.001394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14028" calcext:value-type="float">
            <text:p>0.001402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14112" calcext:value-type="float">
            <text:p>0.001411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14196" calcext:value-type="float">
            <text:p>0.001419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428" calcext:value-type="float">
            <text:p>0.00142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4364" calcext:value-type="float">
            <text:p>0.001436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14448" calcext:value-type="float">
            <text:p>0.001444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14532" calcext:value-type="float">
            <text:p>0.001453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14616" calcext:value-type="float">
            <text:p>0.001461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147" calcext:value-type="float">
            <text:p>0.00147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14784" calcext:value-type="float">
            <text:p>0.001478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14868" calcext:value-type="float">
            <text:p>0.001486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14952" calcext:value-type="float">
            <text:p>0.001495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15036" calcext:value-type="float">
            <text:p>0.001503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1512" calcext:value-type="float">
            <text:p>0.00151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5204" calcext:value-type="float">
            <text:p>0.001520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5288" calcext:value-type="float">
            <text:p>0.001528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5372" calcext:value-type="float">
            <text:p>0.001537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5456" calcext:value-type="float">
            <text:p>0.001545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554" calcext:value-type="float">
            <text:p>0.00155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5624" calcext:value-type="float">
            <text:p>0.001562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5708" calcext:value-type="float">
            <text:p>0.001570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5792" calcext:value-type="float">
            <text:p>0.001579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876" calcext:value-type="float">
            <text:p>0.001587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596" calcext:value-type="float">
            <text:p>0.00159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044" calcext:value-type="float">
            <text:p>0.001604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128" calcext:value-type="float">
            <text:p>0.001612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212" calcext:value-type="float">
            <text:p>0.001621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296" calcext:value-type="float">
            <text:p>0.001629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38" calcext:value-type="float">
            <text:p>0.00163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464" calcext:value-type="float">
            <text:p>0.001646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548" calcext:value-type="float">
            <text:p>0.001654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632" calcext:value-type="float">
            <text:p>0.001663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716" calcext:value-type="float">
            <text:p>0.001671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8" calcext:value-type="float">
            <text:p>0.0016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884" calcext:value-type="float">
            <text:p>0.001688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968" calcext:value-type="float">
            <text:p>0.001696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7052" calcext:value-type="float">
            <text:p>0.001705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7136" calcext:value-type="float">
            <text:p>0.001713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722" calcext:value-type="float">
            <text:p>0.00172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7304" calcext:value-type="float">
            <text:p>0.001730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7388" calcext:value-type="float">
            <text:p>0.001738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7472" calcext:value-type="float">
            <text:p>0.001747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7556" calcext:value-type="float">
            <text:p>0.001755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764" calcext:value-type="float">
            <text:p>0.00176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7724" calcext:value-type="float">
            <text:p>0.001772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7808" calcext:value-type="float">
            <text:p>0.001780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7892" calcext:value-type="float">
            <text:p>0.001789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7976" calcext:value-type="float">
            <text:p>0.001797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06" calcext:value-type="float">
            <text:p>0.00180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8144" calcext:value-type="float">
            <text:p>0.001814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8228" calcext:value-type="float">
            <text:p>0.001822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312" calcext:value-type="float">
            <text:p>0.001831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396" calcext:value-type="float">
            <text:p>0.001839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1848" calcext:value-type="float">
            <text:p>0.00184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8564" calcext:value-type="float">
            <text:p>0.001856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648" calcext:value-type="float">
            <text:p>0.001864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8732" calcext:value-type="float">
            <text:p>0.001873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816" calcext:value-type="float">
            <text:p>0.001881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9" calcext:value-type="float">
            <text:p>0.00189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8984" calcext:value-type="float">
            <text:p>0.001898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068" calcext:value-type="float">
            <text:p>0.001906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9152" calcext:value-type="float">
            <text:p>0.001915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9236" calcext:value-type="float">
            <text:p>0.001923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32" calcext:value-type="float">
            <text:p>0.00193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404" calcext:value-type="float">
            <text:p>0.001940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488" calcext:value-type="float">
            <text:p>0.001948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9572" calcext:value-type="float">
            <text:p>0.001957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9656" calcext:value-type="float">
            <text:p>0.001965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74" calcext:value-type="float">
            <text:p>0.00197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9824" calcext:value-type="float">
            <text:p>0.001982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9908" calcext:value-type="float">
            <text:p>0.001990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19992" calcext:value-type="float">
            <text:p>0.001999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0076" calcext:value-type="float">
            <text:p>0.002007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016" calcext:value-type="float">
            <text:p>0.00201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0244" calcext:value-type="float">
            <text:p>0.002024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0328" calcext:value-type="float">
            <text:p>0.002032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0412" calcext:value-type="float">
            <text:p>0.002041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0496" calcext:value-type="float">
            <text:p>0.002049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058" calcext:value-type="float">
            <text:p>0.00205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0664" calcext:value-type="float">
            <text:p>0.002066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0748" calcext:value-type="float">
            <text:p>0.002074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0832" calcext:value-type="float">
            <text:p>0.002083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0916" calcext:value-type="float">
            <text:p>0.002091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1" calcext:value-type="float">
            <text:p>0.0021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1084" calcext:value-type="float">
            <text:p>0.002108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1168" calcext:value-type="float">
            <text:p>0.002116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1252" calcext:value-type="float">
            <text:p>0.002125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1336" calcext:value-type="float">
            <text:p>0.002133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142" calcext:value-type="float">
            <text:p>0.00214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1504" calcext:value-type="float">
            <text:p>0.002150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1588" calcext:value-type="float">
            <text:p>0.002158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1672" calcext:value-type="float">
            <text:p>0.002167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1756" calcext:value-type="float">
            <text:p>0.002175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184" calcext:value-type="float">
            <text:p>0.002184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-0.924623" calcext:value-type="float">
            <text:p>-0.924623</text:p>
          </table:table-cell>
        </table:table-row>
        <table:table-row table:style-name="ro1">
          <table:table-cell office:value-type="float" office:value="0.0021924" calcext:value-type="float">
            <text:p>0.0021924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-0.8643215" calcext:value-type="float">
            <text:p>-0.8643215</text:p>
          </table:table-cell>
        </table:table-row>
        <table:table-row table:style-name="ro1">
          <table:table-cell office:value-type="float" office:value="0.0022008" calcext:value-type="float">
            <text:p>0.0022008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-0.80402" calcext:value-type="float">
            <text:p>-0.80402</text:p>
          </table:table-cell>
        </table:table-row>
        <table:table-row table:style-name="ro1">
          <table:table-cell office:value-type="float" office:value="0.0022092" calcext:value-type="float">
            <text:p>0.0022092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-0.7437185" calcext:value-type="float">
            <text:p>-0.7437185</text:p>
          </table:table-cell>
        </table:table-row>
        <table:table-row table:style-name="ro1">
          <table:table-cell office:value-type="float" office:value="0.0022176" calcext:value-type="float">
            <text:p>0.0022176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-0.683417" calcext:value-type="float">
            <text:p>-0.683417</text:p>
          </table:table-cell>
        </table:table-row>
        <table:table-row table:style-name="ro1">
          <table:table-cell office:value-type="float" office:value="0.002226" calcext:value-type="float">
            <text:p>0.002226</text:p>
          </table:table-cell>
          <table:table-cell office:value-type="float" office:value="0" calcext:value-type="float">
            <text:p>0</text:p>
          </table:table-cell>
          <table:table-cell office:value-type="float" office:value="-0.643216" calcext:value-type="float">
            <text:p>-0.643216</text:p>
          </table:table-cell>
        </table:table-row>
        <table:table-row table:style-name="ro1">
          <table:table-cell office:value-type="float" office:value="0.0022344" calcext:value-type="float">
            <text:p>0.0022344</text:p>
          </table:table-cell>
          <table:table-cell office:value-type="float" office:value="0" calcext:value-type="float">
            <text:p>0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22428" calcext:value-type="float">
            <text:p>0.0022428</text:p>
          </table:table-cell>
          <table:table-cell office:value-type="float" office:value="0" calcext:value-type="float">
            <text:p>0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22512" calcext:value-type="float">
            <text:p>0.0022512</text:p>
          </table:table-cell>
          <table:table-cell office:value-type="float" office:value="0" calcext:value-type="float">
            <text:p>0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22596" calcext:value-type="float">
            <text:p>0.0022596</text:p>
          </table:table-cell>
          <table:table-cell office:value-type="float" office:value="0" calcext:value-type="float">
            <text:p>0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2268" calcext:value-type="float">
            <text:p>0.00226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22764" calcext:value-type="float">
            <text:p>0.0022764</text:p>
          </table:table-cell>
          <table:table-cell office:value-type="float" office:value="0" calcext:value-type="float">
            <text:p>0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22848" calcext:value-type="float">
            <text:p>0.0022848</text:p>
          </table:table-cell>
          <table:table-cell office:value-type="float" office:value="0" calcext:value-type="float">
            <text:p>0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22932" calcext:value-type="float">
            <text:p>0.0022932</text:p>
          </table:table-cell>
          <table:table-cell office:value-type="float" office:value="0" calcext:value-type="float">
            <text:p>0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23016" calcext:value-type="float">
            <text:p>0.002301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231" calcext:value-type="float">
            <text:p>0.00231</text:p>
          </table:table-cell>
          <table:table-cell office:value-type="float" office:value="0" calcext:value-type="float">
            <text:p>0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23184" calcext:value-type="float">
            <text:p>0.0023184</text:p>
          </table:table-cell>
          <table:table-cell office:value-type="float" office:value="0" calcext:value-type="float">
            <text:p>0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23268" calcext:value-type="float">
            <text:p>0.0023268</text:p>
          </table:table-cell>
          <table:table-cell office:value-type="float" office:value="0" calcext:value-type="float">
            <text:p>0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23352" calcext:value-type="float">
            <text:p>0.0023352</text:p>
          </table:table-cell>
          <table:table-cell office:value-type="float" office:value="0" calcext:value-type="float">
            <text:p>0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23436" calcext:value-type="float">
            <text:p>0.0023436</text:p>
          </table:table-cell>
          <table:table-cell office:value-type="float" office:value="0" calcext:value-type="float">
            <text:p>0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2352" calcext:value-type="float">
            <text:p>0.00235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23604" calcext:value-type="float">
            <text:p>0.0023604</text:p>
          </table:table-cell>
          <table:table-cell office:value-type="float" office:value="0" calcext:value-type="float">
            <text:p>0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23688" calcext:value-type="float">
            <text:p>0.002368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23772" calcext:value-type="float">
            <text:p>0.002377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23856" calcext:value-type="float">
            <text:p>0.002385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2394" calcext:value-type="float">
            <text:p>0.00239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24024" calcext:value-type="float">
            <text:p>0.0024024</text:p>
          </table:table-cell>
          <table:table-cell office:value-type="float" office:value="0" calcext:value-type="float">
            <text:p>0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24108" calcext:value-type="float">
            <text:p>0.0024108</text:p>
          </table:table-cell>
          <table:table-cell office:value-type="float" office:value="0" calcext:value-type="float">
            <text:p>0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24192" calcext:value-type="float">
            <text:p>0.002419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24276" calcext:value-type="float">
            <text:p>0.002427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2436" calcext:value-type="float">
            <text:p>0.00243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24444" calcext:value-type="float">
            <text:p>0.002444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24528" calcext:value-type="float">
            <text:p>0.002452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24612" calcext:value-type="float">
            <text:p>0.002461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24696" calcext:value-type="float">
            <text:p>0.002469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2478" calcext:value-type="float">
            <text:p>0.00247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24864" calcext:value-type="float">
            <text:p>0.0024864</text:p>
          </table:table-cell>
          <table:table-cell office:value-type="float" office:value="0" calcext:value-type="float">
            <text:p>0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24948" calcext:value-type="float">
            <text:p>0.002494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25032" calcext:value-type="float">
            <text:p>0.002503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25116" calcext:value-type="float">
            <text:p>0.002511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252" calcext:value-type="float">
            <text:p>0.0025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25284" calcext:value-type="float">
            <text:p>0.002528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25368" calcext:value-type="float">
            <text:p>0.002536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25452" calcext:value-type="float">
            <text:p>0.002545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25536" calcext:value-type="float">
            <text:p>0.002553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2562" calcext:value-type="float">
            <text:p>0.00256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25704" calcext:value-type="float">
            <text:p>0.002570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25788" calcext:value-type="float">
            <text:p>0.002578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25872" calcext:value-type="float">
            <text:p>0.002587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25956" calcext:value-type="float">
            <text:p>0.002595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2604" calcext:value-type="float">
            <text:p>0.002604</text:p>
          </table:table-cell>
          <table:table-cell table:number-columns-repeated="2"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26124" calcext:value-type="float">
            <text:p>0.002612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26208" calcext:value-type="float">
            <text:p>0.002620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26292" calcext:value-type="float">
            <text:p>0.002629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26376" calcext:value-type="float">
            <text:p>0.002637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646" calcext:value-type="float">
            <text:p>0.00264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26544" calcext:value-type="float">
            <text:p>0.002654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26628" calcext:value-type="float">
            <text:p>0.002662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6712" calcext:value-type="float">
            <text:p>0.002671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6796" calcext:value-type="float">
            <text:p>0.002679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688" calcext:value-type="float">
            <text:p>0.00268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6964" calcext:value-type="float">
            <text:p>0.002696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7048" calcext:value-type="float">
            <text:p>0.002704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7132" calcext:value-type="float">
            <text:p>0.0027132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7216" calcext:value-type="float">
            <text:p>0.002721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273" calcext:value-type="float">
            <text:p>0.00273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7384" calcext:value-type="float">
            <text:p>0.002738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7468" calcext:value-type="float">
            <text:p>0.002746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7552" calcext:value-type="float">
            <text:p>0.002755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7636" calcext:value-type="float">
            <text:p>0.002763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772" calcext:value-type="float">
            <text:p>0.00277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7804" calcext:value-type="float">
            <text:p>0.002780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7888" calcext:value-type="float">
            <text:p>0.002788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7972" calcext:value-type="float">
            <text:p>0.002797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8056" calcext:value-type="float">
            <text:p>0.0028056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814" calcext:value-type="float">
            <text:p>0.00281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8224" calcext:value-type="float">
            <text:p>0.002822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8308" calcext:value-type="float">
            <text:p>0.002830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8392" calcext:value-type="float">
            <text:p>0.002839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8476" calcext:value-type="float">
            <text:p>0.002847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2856" calcext:value-type="float">
            <text:p>0.00285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8644" calcext:value-type="float">
            <text:p>0.002864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8728" calcext:value-type="float">
            <text:p>0.002872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8812" calcext:value-type="float">
            <text:p>0.002881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8896" calcext:value-type="float">
            <text:p>0.002889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898" calcext:value-type="float">
            <text:p>0.00289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9064" calcext:value-type="float">
            <text:p>0.002906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9148" calcext:value-type="float">
            <text:p>0.002914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9232" calcext:value-type="float">
            <text:p>0.0029232</text:p>
          </table:table-cell>
          <table:table-cell office:value-type="float" office:value="0" calcext:value-type="float">
            <text:p>0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9316" calcext:value-type="float">
            <text:p>0.002931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94" calcext:value-type="float">
            <text:p>0.0029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9484" calcext:value-type="float">
            <text:p>0.002948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9568" calcext:value-type="float">
            <text:p>0.002956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9652" calcext:value-type="float">
            <text:p>0.002965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9736" calcext:value-type="float">
            <text:p>0.002973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982" calcext:value-type="float">
            <text:p>0.00298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9904" calcext:value-type="float">
            <text:p>0.002990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29988" calcext:value-type="float">
            <text:p>0.002998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0072" calcext:value-type="float">
            <text:p>0.003007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0156" calcext:value-type="float">
            <text:p>0.003015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024" calcext:value-type="float">
            <text:p>0.00302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0324" calcext:value-type="float">
            <text:p>0.003032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0408" calcext:value-type="float">
            <text:p>0.003040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0492" calcext:value-type="float">
            <text:p>0.003049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0576" calcext:value-type="float">
            <text:p>0.003057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066" calcext:value-type="float">
            <text:p>0.00306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0744" calcext:value-type="float">
            <text:p>0.003074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0828" calcext:value-type="float">
            <text:p>0.003082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0912" calcext:value-type="float">
            <text:p>0.003091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0996" calcext:value-type="float">
            <text:p>0.003099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108" calcext:value-type="float">
            <text:p>0.00310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1164" calcext:value-type="float">
            <text:p>0.0031164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1248" calcext:value-type="float">
            <text:p>0.003124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1332" calcext:value-type="float">
            <text:p>0.003133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1416" calcext:value-type="float">
            <text:p>0.003141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15" calcext:value-type="float">
            <text:p>0.00315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1584" calcext:value-type="float">
            <text:p>0.003158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1668" calcext:value-type="float">
            <text:p>0.003166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1752" calcext:value-type="float">
            <text:p>0.003175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1836" calcext:value-type="float">
            <text:p>0.0031836</text:p>
          </table:table-cell>
          <table:table-cell office:value-type="float" office:value="0.924623" calcext:value-type="float">
            <text:p>0.924623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3192" calcext:value-type="float">
            <text:p>0.003192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8241205" calcext:value-type="float">
            <text:p>0.8241205</text:p>
          </table:table-cell>
        </table:table-row>
        <table:table-row table:style-name="ro1">
          <table:table-cell office:value-type="float" office:value="0.0032004" calcext:value-type="float">
            <text:p>0.0032004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32088" calcext:value-type="float">
            <text:p>0.0032088</text:p>
          </table:table-cell>
          <table:table-cell office:value-type="float" office:value="0.924623" calcext:value-type="float">
            <text:p>0.924623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32172" calcext:value-type="float">
            <text:p>0.0032172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32256" calcext:value-type="float">
            <text:p>0.0032256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3234" calcext:value-type="float">
            <text:p>0.00323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32424" calcext:value-type="float">
            <text:p>0.0032424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32508" calcext:value-type="float">
            <text:p>0.0032508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32592" calcext:value-type="float">
            <text:p>0.003259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32676" calcext:value-type="float">
            <text:p>0.003267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3276" calcext:value-type="float">
            <text:p>0.00327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32844" calcext:value-type="float">
            <text:p>0.003284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32928" calcext:value-type="float">
            <text:p>0.003292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33012" calcext:value-type="float">
            <text:p>0.003301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33096" calcext:value-type="float">
            <text:p>0.003309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3318" calcext:value-type="float">
            <text:p>0.00331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33264" calcext:value-type="float">
            <text:p>0.003326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33348" calcext:value-type="float">
            <text:p>0.003334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33432" calcext:value-type="float">
            <text:p>0.003343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33516" calcext:value-type="float">
            <text:p>0.003351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336" calcext:value-type="float">
            <text:p>0.0033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33684" calcext:value-type="float">
            <text:p>0.003368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33768" calcext:value-type="float">
            <text:p>0.003376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33852" calcext:value-type="float">
            <text:p>0.003385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33936" calcext:value-type="float">
            <text:p>0.003393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3402" calcext:value-type="float">
            <text:p>0.00340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34104" calcext:value-type="float">
            <text:p>0.003410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34188" calcext:value-type="float">
            <text:p>0.003418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34272" calcext:value-type="float">
            <text:p>0.003427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34356" calcext:value-type="float">
            <text:p>0.003435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3444" calcext:value-type="float">
            <text:p>0.00344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34524" calcext:value-type="float">
            <text:p>0.003452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34608" calcext:value-type="float">
            <text:p>0.003460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34692" calcext:value-type="float">
            <text:p>0.003469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34776" calcext:value-type="float">
            <text:p>0.003477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3486" calcext:value-type="float">
            <text:p>0.00348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34944" calcext:value-type="float">
            <text:p>0.003494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5028" calcext:value-type="float">
            <text:p>0.003502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35112" calcext:value-type="float">
            <text:p>0.003511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5196" calcext:value-type="float">
            <text:p>0.003519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528" calcext:value-type="float">
            <text:p>0.00352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5364" calcext:value-type="float">
            <text:p>0.003536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5448" calcext:value-type="float">
            <text:p>0.003544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5532" calcext:value-type="float">
            <text:p>0.003553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5616" calcext:value-type="float">
            <text:p>0.003561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57" calcext:value-type="float">
            <text:p>0.00357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5784" calcext:value-type="float">
            <text:p>0.003578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5868" calcext:value-type="float">
            <text:p>0.003586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5952" calcext:value-type="float">
            <text:p>0.003595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6036" calcext:value-type="float">
            <text:p>0.003603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612" calcext:value-type="float">
            <text:p>0.00361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6204" calcext:value-type="float">
            <text:p>0.003620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6288" calcext:value-type="float">
            <text:p>0.003628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6372" calcext:value-type="float">
            <text:p>0.003637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6456" calcext:value-type="float">
            <text:p>0.003645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654" calcext:value-type="float">
            <text:p>0.00365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6624" calcext:value-type="float">
            <text:p>0.003662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36708" calcext:value-type="float">
            <text:p>0.003670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6792" calcext:value-type="float">
            <text:p>0.003679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6876" calcext:value-type="float">
            <text:p>0.003687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696" calcext:value-type="float">
            <text:p>0.00369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7044" calcext:value-type="float">
            <text:p>0.003704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7128" calcext:value-type="float">
            <text:p>0.003712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7212" calcext:value-type="float">
            <text:p>0.003721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7296" calcext:value-type="float">
            <text:p>0.003729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738" calcext:value-type="float">
            <text:p>0.00373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7464" calcext:value-type="float">
            <text:p>0.003746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7548" calcext:value-type="float">
            <text:p>0.003754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7632" calcext:value-type="float">
            <text:p>0.003763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7716" calcext:value-type="float">
            <text:p>0.003771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78" calcext:value-type="float">
            <text:p>0.0037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7884" calcext:value-type="float">
            <text:p>0.003788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7968" calcext:value-type="float">
            <text:p>0.003796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8052" calcext:value-type="float">
            <text:p>0.003805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8136" calcext:value-type="float">
            <text:p>0.003813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822" calcext:value-type="float">
            <text:p>0.00382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8304" calcext:value-type="float">
            <text:p>0.003830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8388" calcext:value-type="float">
            <text:p>0.003838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8472" calcext:value-type="float">
            <text:p>0.003847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8556" calcext:value-type="float">
            <text:p>0.003855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864" calcext:value-type="float">
            <text:p>0.00386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8724" calcext:value-type="float">
            <text:p>0.0038724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8808" calcext:value-type="float">
            <text:p>0.003880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8892" calcext:value-type="float">
            <text:p>0.003889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8976" calcext:value-type="float">
            <text:p>0.003897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06" calcext:value-type="float">
            <text:p>0.00390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9144" calcext:value-type="float">
            <text:p>0.003914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9228" calcext:value-type="float">
            <text:p>0.003922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9312" calcext:value-type="float">
            <text:p>0.003931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9396" calcext:value-type="float">
            <text:p>0.003939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948" calcext:value-type="float">
            <text:p>0.00394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564" calcext:value-type="float">
            <text:p>0.003956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648" calcext:value-type="float">
            <text:p>0.003964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732" calcext:value-type="float">
            <text:p>0.003973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816" calcext:value-type="float">
            <text:p>0.003981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399" calcext:value-type="float">
            <text:p>0.00399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984" calcext:value-type="float">
            <text:p>0.003998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0068" calcext:value-type="float">
            <text:p>0.004006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0152" calcext:value-type="float">
            <text:p>0.004015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0236" calcext:value-type="float">
            <text:p>0.004023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032" calcext:value-type="float">
            <text:p>0.00403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0404" calcext:value-type="float">
            <text:p>0.004040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0488" calcext:value-type="float">
            <text:p>0.004048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0572" calcext:value-type="float">
            <text:p>0.004057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0656" calcext:value-type="float">
            <text:p>0.004065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074" calcext:value-type="float">
            <text:p>0.00407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0824" calcext:value-type="float">
            <text:p>0.004082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0908" calcext:value-type="float">
            <text:p>0.004090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0992" calcext:value-type="float">
            <text:p>0.004099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1076" calcext:value-type="float">
            <text:p>0.004107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116" calcext:value-type="float">
            <text:p>0.00411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1244" calcext:value-type="float">
            <text:p>0.004124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1328" calcext:value-type="float">
            <text:p>0.004132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1412" calcext:value-type="float">
            <text:p>0.004141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1496" calcext:value-type="float">
            <text:p>0.004149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158" calcext:value-type="float">
            <text:p>0.00415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1664" calcext:value-type="float">
            <text:p>0.004166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1748" calcext:value-type="float">
            <text:p>0.004174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1832" calcext:value-type="float">
            <text:p>0.0041832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-0.9447235" calcext:value-type="float">
            <text:p>-0.9447235</text:p>
          </table:table-cell>
        </table:table-row>
        <table:table-row table:style-name="ro1">
          <table:table-cell office:value-type="float" office:value="0.0041916" calcext:value-type="float">
            <text:p>0.0041916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-0.8643215" calcext:value-type="float">
            <text:p>-0.8643215</text:p>
          </table:table-cell>
        </table:table-row>
        <table:table-row table:style-name="ro1">
          <table:table-cell office:value-type="float" office:value="0.0042" calcext:value-type="float">
            <text:p>0.0042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-0.80402" calcext:value-type="float">
            <text:p>-0.80402</text:p>
          </table:table-cell>
        </table:table-row>
        <table:table-row table:style-name="ro1">
          <table:table-cell office:value-type="float" office:value="0.0042084" calcext:value-type="float">
            <text:p>0.0042084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-0.7437185" calcext:value-type="float">
            <text:p>-0.7437185</text:p>
          </table:table-cell>
        </table:table-row>
        <table:table-row table:style-name="ro1">
          <table:table-cell office:value-type="float" office:value="0.0042168" calcext:value-type="float">
            <text:p>0.0042168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-0.683417" calcext:value-type="float">
            <text:p>-0.683417</text:p>
          </table:table-cell>
        </table:table-row>
        <table:table-row table:style-name="ro1">
          <table:table-cell office:value-type="float" office:value="0.0042252" calcext:value-type="float">
            <text:p>0.0042252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42336" calcext:value-type="float">
            <text:p>0.0042336</text:p>
          </table:table-cell>
          <table:table-cell office:value-type="float" office:value="0" calcext:value-type="float">
            <text:p>0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4242" calcext:value-type="float">
            <text:p>0.004242</text:p>
          </table:table-cell>
          <table:table-cell office:value-type="float" office:value="0" calcext:value-type="float">
            <text:p>0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42504" calcext:value-type="float">
            <text:p>0.0042504</text:p>
          </table:table-cell>
          <table:table-cell office:value-type="float" office:value="0" calcext:value-type="float">
            <text:p>0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42588" calcext:value-type="float">
            <text:p>0.004258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42672" calcext:value-type="float">
            <text:p>0.0042672</text:p>
          </table:table-cell>
          <table:table-cell office:value-type="float" office:value="0" calcext:value-type="float">
            <text:p>0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42756" calcext:value-type="float">
            <text:p>0.0042756</text:p>
          </table:table-cell>
          <table:table-cell office:value-type="float" office:value="0" calcext:value-type="float">
            <text:p>0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4284" calcext:value-type="float">
            <text:p>0.004284</text:p>
          </table:table-cell>
          <table:table-cell office:value-type="float" office:value="0" calcext:value-type="float">
            <text:p>0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42924" calcext:value-type="float">
            <text:p>0.004292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43008" calcext:value-type="float">
            <text:p>0.004300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43092" calcext:value-type="float">
            <text:p>0.004309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43176" calcext:value-type="float">
            <text:p>0.004317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4326" calcext:value-type="float">
            <text:p>0.00432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43344" calcext:value-type="float">
            <text:p>0.0043344</text:p>
          </table:table-cell>
          <table:table-cell office:value-type="float" office:value="0" calcext:value-type="float">
            <text:p>0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43428" calcext:value-type="float">
            <text:p>0.004342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43512" calcext:value-type="float">
            <text:p>0.004351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43596" calcext:value-type="float">
            <text:p>0.004359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4368" calcext:value-type="float">
            <text:p>0.00436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43764" calcext:value-type="float">
            <text:p>0.004376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43848" calcext:value-type="float">
            <text:p>0.004384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43932" calcext:value-type="float">
            <text:p>0.004393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44016" calcext:value-type="float">
            <text:p>0.0044016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441" calcext:value-type="float">
            <text:p>0.00441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44184" calcext:value-type="float">
            <text:p>0.004418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44268" calcext:value-type="float">
            <text:p>0.004426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44352" calcext:value-type="float">
            <text:p>0.004435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44436" calcext:value-type="float">
            <text:p>0.004443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4452" calcext:value-type="float">
            <text:p>0.00445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44604" calcext:value-type="float">
            <text:p>0.004460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44688" calcext:value-type="float">
            <text:p>0.004468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44772" calcext:value-type="float">
            <text:p>0.004477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44856" calcext:value-type="float">
            <text:p>0.004485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4494" calcext:value-type="float">
            <text:p>0.00449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45024" calcext:value-type="float">
            <text:p>0.004502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45108" calcext:value-type="float">
            <text:p>0.004510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45192" calcext:value-type="float">
            <text:p>0.004519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45276" calcext:value-type="float">
            <text:p>0.004527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4536" calcext:value-type="float">
            <text:p>0.00453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45444" calcext:value-type="float">
            <text:p>0.004544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45528" calcext:value-type="float">
            <text:p>0.004552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45612" calcext:value-type="float">
            <text:p>0.004561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45696" calcext:value-type="float">
            <text:p>0.004569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4578" calcext:value-type="float">
            <text:p>0.00457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45864" calcext:value-type="float">
            <text:p>0.004586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45948" calcext:value-type="float">
            <text:p>0.004594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46032" calcext:value-type="float">
            <text:p>0.004603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46116" calcext:value-type="float">
            <text:p>0.0046116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62" calcext:value-type="float">
            <text:p>0.0046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46284" calcext:value-type="float">
            <text:p>0.0046284</text:p>
          </table:table-cell>
          <table:table-cell table:number-columns-repeated="2"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46368" calcext:value-type="float">
            <text:p>0.004636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6452" calcext:value-type="float">
            <text:p>0.004645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6536" calcext:value-type="float">
            <text:p>0.0046536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662" calcext:value-type="float">
            <text:p>0.00466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6704" calcext:value-type="float">
            <text:p>0.004670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6788" calcext:value-type="float">
            <text:p>0.004678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6872" calcext:value-type="float">
            <text:p>0.004687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6956" calcext:value-type="float">
            <text:p>0.004695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4704" calcext:value-type="float">
            <text:p>0.00470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7124" calcext:value-type="float">
            <text:p>0.004712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7208" calcext:value-type="float">
            <text:p>0.0047208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7292" calcext:value-type="float">
            <text:p>0.004729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7376" calcext:value-type="float">
            <text:p>0.004737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746" calcext:value-type="float">
            <text:p>0.00474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7544" calcext:value-type="float">
            <text:p>0.004754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7628" calcext:value-type="float">
            <text:p>0.004762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7712" calcext:value-type="float">
            <text:p>0.004771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7796" calcext:value-type="float">
            <text:p>0.004779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788" calcext:value-type="float">
            <text:p>0.00478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7964" calcext:value-type="float">
            <text:p>0.004796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8048" calcext:value-type="float">
            <text:p>0.004804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8132" calcext:value-type="float">
            <text:p>0.004813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8216" calcext:value-type="float">
            <text:p>0.004821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83" calcext:value-type="float">
            <text:p>0.00483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8384" calcext:value-type="float">
            <text:p>0.0048384</text:p>
          </table:table-cell>
          <table:table-cell office:value-type="float" office:value="0" calcext:value-type="float">
            <text:p>0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8468" calcext:value-type="float">
            <text:p>0.004846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8552" calcext:value-type="float">
            <text:p>0.004855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8636" calcext:value-type="float">
            <text:p>0.004863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872" calcext:value-type="float">
            <text:p>0.00487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8804" calcext:value-type="float">
            <text:p>0.004880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8888" calcext:value-type="float">
            <text:p>0.004888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8972" calcext:value-type="float">
            <text:p>0.004897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9056" calcext:value-type="float">
            <text:p>0.0049056</text:p>
          </table:table-cell>
          <table:table-cell office:value-type="float" office:value="0" calcext:value-type="float">
            <text:p>0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914" calcext:value-type="float">
            <text:p>0.00491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9224" calcext:value-type="float">
            <text:p>0.004922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9308" calcext:value-type="float">
            <text:p>0.004930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9392" calcext:value-type="float">
            <text:p>0.004939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9476" calcext:value-type="float">
            <text:p>0.0049476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956" calcext:value-type="float">
            <text:p>0.00495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9644" calcext:value-type="float">
            <text:p>0.004964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9728" calcext:value-type="float">
            <text:p>0.004972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9812" calcext:value-type="float">
            <text:p>0.004981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49896" calcext:value-type="float">
            <text:p>0.004989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998" calcext:value-type="float">
            <text:p>0.004998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0064" calcext:value-type="float">
            <text:p>0.005006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0148" calcext:value-type="float">
            <text:p>0.005014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0232" calcext:value-type="float">
            <text:p>0.005023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0316" calcext:value-type="float">
            <text:p>0.005031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04" calcext:value-type="float">
            <text:p>0.0050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0484" calcext:value-type="float">
            <text:p>0.005048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0568" calcext:value-type="float">
            <text:p>0.005056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0652" calcext:value-type="float">
            <text:p>0.005065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0736" calcext:value-type="float">
            <text:p>0.005073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082" calcext:value-type="float">
            <text:p>0.00508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0904" calcext:value-type="float">
            <text:p>0.005090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0988" calcext:value-type="float">
            <text:p>0.005098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1072" calcext:value-type="float">
            <text:p>0.005107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1156" calcext:value-type="float">
            <text:p>0.005115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124" calcext:value-type="float">
            <text:p>0.00512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1324" calcext:value-type="float">
            <text:p>0.005132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1408" calcext:value-type="float">
            <text:p>0.005140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1492" calcext:value-type="float">
            <text:p>0.005149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1576" calcext:value-type="float">
            <text:p>0.005157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166" calcext:value-type="float">
            <text:p>0.00516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1744" calcext:value-type="float">
            <text:p>0.005174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1828" calcext:value-type="float">
            <text:p>0.0051828</text:p>
          </table:table-cell>
          <table:table-cell table:number-columns-repeated="2"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51912" calcext:value-type="float">
            <text:p>0.0051912</text:p>
          </table:table-cell>
          <table:table-cell office:value-type="float" office:value="0.924623" calcext:value-type="float">
            <text:p>0.924623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51996" calcext:value-type="float">
            <text:p>0.0051996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763819" calcext:value-type="float">
            <text:p>0.763819</text:p>
          </table:table-cell>
        </table:table-row>
        <table:table-row table:style-name="ro1">
          <table:table-cell office:value-type="float" office:value="0.005208" calcext:value-type="float">
            <text:p>0.005208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52164" calcext:value-type="float">
            <text:p>0.005216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52248" calcext:value-type="float">
            <text:p>0.0052248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52332" calcext:value-type="float">
            <text:p>0.005233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52416" calcext:value-type="float">
            <text:p>0.0052416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525" calcext:value-type="float">
            <text:p>0.00525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52584" calcext:value-type="float">
            <text:p>0.0052584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52668" calcext:value-type="float">
            <text:p>0.0052668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52752" calcext:value-type="float">
            <text:p>0.005275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52836" calcext:value-type="float">
            <text:p>0.005283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5292" calcext:value-type="float">
            <text:p>0.00529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53004" calcext:value-type="float">
            <text:p>0.005300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53088" calcext:value-type="float">
            <text:p>0.005308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53172" calcext:value-type="float">
            <text:p>0.005317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53256" calcext:value-type="float">
            <text:p>0.005325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5334" calcext:value-type="float">
            <text:p>0.00533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53424" calcext:value-type="float">
            <text:p>0.005342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53508" calcext:value-type="float">
            <text:p>0.005350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53592" calcext:value-type="float">
            <text:p>0.005359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53676" calcext:value-type="float">
            <text:p>0.005367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5376" calcext:value-type="float">
            <text:p>0.00537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53844" calcext:value-type="float">
            <text:p>0.005384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53928" calcext:value-type="float">
            <text:p>0.005392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54012" calcext:value-type="float">
            <text:p>0.005401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54096" calcext:value-type="float">
            <text:p>0.005409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5418" calcext:value-type="float">
            <text:p>0.00541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54264" calcext:value-type="float">
            <text:p>0.005426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54348" calcext:value-type="float">
            <text:p>0.005434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54432" calcext:value-type="float">
            <text:p>0.005443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54516" calcext:value-type="float">
            <text:p>0.005451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546" calcext:value-type="float">
            <text:p>0.0054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54684" calcext:value-type="float">
            <text:p>0.005468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54768" calcext:value-type="float">
            <text:p>0.005476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54852" calcext:value-type="float">
            <text:p>0.005485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4936" calcext:value-type="float">
            <text:p>0.005493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502" calcext:value-type="float">
            <text:p>0.00550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5104" calcext:value-type="float">
            <text:p>0.005510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5188" calcext:value-type="float">
            <text:p>0.005518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5272" calcext:value-type="float">
            <text:p>0.005527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5356" calcext:value-type="float">
            <text:p>0.005535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544" calcext:value-type="float">
            <text:p>0.00554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5524" calcext:value-type="float">
            <text:p>0.005552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5608" calcext:value-type="float">
            <text:p>0.005560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5692" calcext:value-type="float">
            <text:p>0.005569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5776" calcext:value-type="float">
            <text:p>0.005577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586" calcext:value-type="float">
            <text:p>0.00558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5944" calcext:value-type="float">
            <text:p>0.005594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6028" calcext:value-type="float">
            <text:p>0.005602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6112" calcext:value-type="float">
            <text:p>0.005611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56196" calcext:value-type="float">
            <text:p>0.005619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628" calcext:value-type="float">
            <text:p>0.00562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6364" calcext:value-type="float">
            <text:p>0.005636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6448" calcext:value-type="float">
            <text:p>0.005644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6532" calcext:value-type="float">
            <text:p>0.005653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6616" calcext:value-type="float">
            <text:p>0.005661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67" calcext:value-type="float">
            <text:p>0.00567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6784" calcext:value-type="float">
            <text:p>0.005678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6868" calcext:value-type="float">
            <text:p>0.005686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6952" calcext:value-type="float">
            <text:p>0.005695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7036" calcext:value-type="float">
            <text:p>0.005703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712" calcext:value-type="float">
            <text:p>0.00571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7204" calcext:value-type="float">
            <text:p>0.005720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7288" calcext:value-type="float">
            <text:p>0.005728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7372" calcext:value-type="float">
            <text:p>0.005737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7456" calcext:value-type="float">
            <text:p>0.005745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754" calcext:value-type="float">
            <text:p>0.00575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7624" calcext:value-type="float">
            <text:p>0.005762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7708" calcext:value-type="float">
            <text:p>0.005770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7792" calcext:value-type="float">
            <text:p>0.005779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7876" calcext:value-type="float">
            <text:p>0.005787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796" calcext:value-type="float">
            <text:p>0.00579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8044" calcext:value-type="float">
            <text:p>0.005804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8128" calcext:value-type="float">
            <text:p>0.005812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8212" calcext:value-type="float">
            <text:p>0.005821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8296" calcext:value-type="float">
            <text:p>0.005829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838" calcext:value-type="float">
            <text:p>0.00583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8464" calcext:value-type="float">
            <text:p>0.005846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8548" calcext:value-type="float">
            <text:p>0.005854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8632" calcext:value-type="float">
            <text:p>0.005863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8716" calcext:value-type="float">
            <text:p>0.005871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88" calcext:value-type="float">
            <text:p>0.0058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8884" calcext:value-type="float">
            <text:p>0.005888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8968" calcext:value-type="float">
            <text:p>0.005896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9052" calcext:value-type="float">
            <text:p>0.005905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9136" calcext:value-type="float">
            <text:p>0.005913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922" calcext:value-type="float">
            <text:p>0.00592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9304" calcext:value-type="float">
            <text:p>0.005930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9388" calcext:value-type="float">
            <text:p>0.005938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9472" calcext:value-type="float">
            <text:p>0.005947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9556" calcext:value-type="float">
            <text:p>0.005955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964" calcext:value-type="float">
            <text:p>0.00596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9724" calcext:value-type="float">
            <text:p>0.005972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9808" calcext:value-type="float">
            <text:p>0.005980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9892" calcext:value-type="float">
            <text:p>0.005989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59976" calcext:value-type="float">
            <text:p>0.005997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006" calcext:value-type="float">
            <text:p>0.00600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0144" calcext:value-type="float">
            <text:p>0.006014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0228" calcext:value-type="float">
            <text:p>0.006022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0312" calcext:value-type="float">
            <text:p>0.006031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0396" calcext:value-type="float">
            <text:p>0.006039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048" calcext:value-type="float">
            <text:p>0.00604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0564" calcext:value-type="float">
            <text:p>0.006056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0648" calcext:value-type="float">
            <text:p>0.006064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0732" calcext:value-type="float">
            <text:p>0.006073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0816" calcext:value-type="float">
            <text:p>0.006081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09" calcext:value-type="float">
            <text:p>0.00609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0984" calcext:value-type="float">
            <text:p>0.006098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1068" calcext:value-type="float">
            <text:p>0.006106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1152" calcext:value-type="float">
            <text:p>0.006115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1236" calcext:value-type="float">
            <text:p>0.006123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132" calcext:value-type="float">
            <text:p>0.00613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1404" calcext:value-type="float">
            <text:p>0.006140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1488" calcext:value-type="float">
            <text:p>0.006148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1572" calcext:value-type="float">
            <text:p>0.006157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1656" calcext:value-type="float">
            <text:p>0.006165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174" calcext:value-type="float">
            <text:p>0.00617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1824" calcext:value-type="float">
            <text:p>0.0061824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-0.964824" calcext:value-type="float">
            <text:p>-0.964824</text:p>
          </table:table-cell>
        </table:table-row>
        <table:table-row table:style-name="ro1">
          <table:table-cell office:value-type="float" office:value="0.0061908" calcext:value-type="float">
            <text:p>0.0061908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-0.884422" calcext:value-type="float">
            <text:p>-0.884422</text:p>
          </table:table-cell>
        </table:table-row>
        <table:table-row table:style-name="ro1">
          <table:table-cell office:value-type="float" office:value="0.0061992" calcext:value-type="float">
            <text:p>0.0061992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-0.80402" calcext:value-type="float">
            <text:p>-0.80402</text:p>
          </table:table-cell>
        </table:table-row>
        <table:table-row table:style-name="ro1">
          <table:table-cell office:value-type="float" office:value="0.0062076" calcext:value-type="float">
            <text:p>0.0062076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-0.7437185" calcext:value-type="float">
            <text:p>-0.7437185</text:p>
          </table:table-cell>
        </table:table-row>
        <table:table-row table:style-name="ro1">
          <table:table-cell office:value-type="float" office:value="0.006216" calcext:value-type="float">
            <text:p>0.006216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-0.7035175" calcext:value-type="float">
            <text:p>-0.7035175</text:p>
          </table:table-cell>
        </table:table-row>
        <table:table-row table:style-name="ro1">
          <table:table-cell office:value-type="float" office:value="0.0062244" calcext:value-type="float">
            <text:p>0.0062244</text:p>
          </table:table-cell>
          <table:table-cell office:value-type="float" office:value="0" calcext:value-type="float">
            <text:p>0</text:p>
          </table:table-cell>
          <table:table-cell office:value-type="float" office:value="-0.643216" calcext:value-type="float">
            <text:p>-0.643216</text:p>
          </table:table-cell>
        </table:table-row>
        <table:table-row table:style-name="ro1">
          <table:table-cell office:value-type="float" office:value="0.0062328" calcext:value-type="float">
            <text:p>0.0062328</text:p>
          </table:table-cell>
          <table:table-cell office:value-type="float" office:value="0" calcext:value-type="float">
            <text:p>0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62412" calcext:value-type="float">
            <text:p>0.0062412</text:p>
          </table:table-cell>
          <table:table-cell office:value-type="float" office:value="0" calcext:value-type="float">
            <text:p>0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62496" calcext:value-type="float">
            <text:p>0.006249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6258" calcext:value-type="float">
            <text:p>0.006258</text:p>
          </table:table-cell>
          <table:table-cell office:value-type="float" office:value="0" calcext:value-type="float">
            <text:p>0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62664" calcext:value-type="float">
            <text:p>0.0062664</text:p>
          </table:table-cell>
          <table:table-cell office:value-type="float" office:value="0" calcext:value-type="float">
            <text:p>0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62748" calcext:value-type="float">
            <text:p>0.0062748</text:p>
          </table:table-cell>
          <table:table-cell office:value-type="float" office:value="0" calcext:value-type="float">
            <text:p>0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62832" calcext:value-type="float">
            <text:p>0.0062832</text:p>
          </table:table-cell>
          <table:table-cell office:value-type="float" office:value="0" calcext:value-type="float">
            <text:p>0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62916" calcext:value-type="float">
            <text:p>0.006291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63" calcext:value-type="float">
            <text:p>0.0063</text:p>
          </table:table-cell>
          <table:table-cell office:value-type="float" office:value="0" calcext:value-type="float">
            <text:p>0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63084" calcext:value-type="float">
            <text:p>0.0063084</text:p>
          </table:table-cell>
          <table:table-cell office:value-type="float" office:value="0" calcext:value-type="float">
            <text:p>0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63168" calcext:value-type="float">
            <text:p>0.0063168</text:p>
          </table:table-cell>
          <table:table-cell office:value-type="float" office:value="0" calcext:value-type="float">
            <text:p>0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63252" calcext:value-type="float">
            <text:p>0.0063252</text:p>
          </table:table-cell>
          <table:table-cell office:value-type="float" office:value="0" calcext:value-type="float">
            <text:p>0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63336" calcext:value-type="float">
            <text:p>0.006333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6342" calcext:value-type="float">
            <text:p>0.00634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63504" calcext:value-type="float">
            <text:p>0.006350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63588" calcext:value-type="float">
            <text:p>0.006358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63672" calcext:value-type="float">
            <text:p>0.006367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63756" calcext:value-type="float">
            <text:p>0.006375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6384" calcext:value-type="float">
            <text:p>0.00638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63924" calcext:value-type="float">
            <text:p>0.006392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64008" calcext:value-type="float">
            <text:p>0.006400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64092" calcext:value-type="float">
            <text:p>0.006409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64176" calcext:value-type="float">
            <text:p>0.006417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6426" calcext:value-type="float">
            <text:p>0.006426</text:p>
          </table:table-cell>
          <table:table-cell office:value-type="float" office:value="0" calcext:value-type="float">
            <text:p>0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64344" calcext:value-type="float">
            <text:p>0.006434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64428" calcext:value-type="float">
            <text:p>0.006442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64512" calcext:value-type="float">
            <text:p>0.006451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64596" calcext:value-type="float">
            <text:p>0.006459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6468" calcext:value-type="float">
            <text:p>0.00646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64764" calcext:value-type="float">
            <text:p>0.006476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64848" calcext:value-type="float">
            <text:p>0.006484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64932" calcext:value-type="float">
            <text:p>0.006493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65016" calcext:value-type="float">
            <text:p>0.006501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651" calcext:value-type="float">
            <text:p>0.00651</text:p>
          </table:table-cell>
          <table:table-cell office:value-type="float" office:value="0" calcext:value-type="float">
            <text:p>0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65184" calcext:value-type="float">
            <text:p>0.006518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65268" calcext:value-type="float">
            <text:p>0.006526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65352" calcext:value-type="float">
            <text:p>0.006535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65436" calcext:value-type="float">
            <text:p>0.006543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6552" calcext:value-type="float">
            <text:p>0.00655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65604" calcext:value-type="float">
            <text:p>0.006560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65688" calcext:value-type="float">
            <text:p>0.0065688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5772" calcext:value-type="float">
            <text:p>0.006577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65856" calcext:value-type="float">
            <text:p>0.006585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6594" calcext:value-type="float">
            <text:p>0.00659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66024" calcext:value-type="float">
            <text:p>0.006602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6108" calcext:value-type="float">
            <text:p>0.006610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66192" calcext:value-type="float">
            <text:p>0.006619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66276" calcext:value-type="float">
            <text:p>0.006627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6636" calcext:value-type="float">
            <text:p>0.006636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6444" calcext:value-type="float">
            <text:p>0.006644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66528" calcext:value-type="float">
            <text:p>0.006652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6612" calcext:value-type="float">
            <text:p>0.006661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6696" calcext:value-type="float">
            <text:p>0.006669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678" calcext:value-type="float">
            <text:p>0.00667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6864" calcext:value-type="float">
            <text:p>0.006686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6948" calcext:value-type="float">
            <text:p>0.006694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7032" calcext:value-type="float">
            <text:p>0.006703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7116" calcext:value-type="float">
            <text:p>0.006711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672" calcext:value-type="float">
            <text:p>0.0067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67284" calcext:value-type="float">
            <text:p>0.006728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7368" calcext:value-type="float">
            <text:p>0.006736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7452" calcext:value-type="float">
            <text:p>0.006745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7536" calcext:value-type="float">
            <text:p>0.006753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762" calcext:value-type="float">
            <text:p>0.00676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7704" calcext:value-type="float">
            <text:p>0.006770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7788" calcext:value-type="float">
            <text:p>0.006778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67872" calcext:value-type="float">
            <text:p>0.006787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7956" calcext:value-type="float">
            <text:p>0.006795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804" calcext:value-type="float">
            <text:p>0.00680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8124" calcext:value-type="float">
            <text:p>0.006812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8208" calcext:value-type="float">
            <text:p>0.006820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8292" calcext:value-type="float">
            <text:p>0.006829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8376" calcext:value-type="float">
            <text:p>0.006837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846" calcext:value-type="float">
            <text:p>0.00684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8544" calcext:value-type="float">
            <text:p>0.006854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8628" calcext:value-type="float">
            <text:p>0.006862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8712" calcext:value-type="float">
            <text:p>0.006871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8796" calcext:value-type="float">
            <text:p>0.006879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888" calcext:value-type="float">
            <text:p>0.00688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8964" calcext:value-type="float">
            <text:p>0.006896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9048" calcext:value-type="float">
            <text:p>0.006904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9132" calcext:value-type="float">
            <text:p>0.0069132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9216" calcext:value-type="float">
            <text:p>0.006921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93" calcext:value-type="float">
            <text:p>0.00693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9384" calcext:value-type="float">
            <text:p>0.006938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9468" calcext:value-type="float">
            <text:p>0.006946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9552" calcext:value-type="float">
            <text:p>0.006955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9636" calcext:value-type="float">
            <text:p>0.006963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972" calcext:value-type="float">
            <text:p>0.00697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69804" calcext:value-type="float">
            <text:p>0.006980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9888" calcext:value-type="float">
            <text:p>0.0069888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69972" calcext:value-type="float">
            <text:p>0.006997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0056" calcext:value-type="float">
            <text:p>0.007005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014" calcext:value-type="float">
            <text:p>0.00701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0224" calcext:value-type="float">
            <text:p>0.0070224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0308" calcext:value-type="float">
            <text:p>0.0070308</text:p>
          </table:table-cell>
          <table:table-cell office:value-type="float" office:value="0" calcext:value-type="float">
            <text:p>0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0392" calcext:value-type="float">
            <text:p>0.007039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0476" calcext:value-type="float">
            <text:p>0.007047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056" calcext:value-type="float">
            <text:p>0.00705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0644" calcext:value-type="float">
            <text:p>0.007064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0728" calcext:value-type="float">
            <text:p>0.007072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0812" calcext:value-type="float">
            <text:p>0.007081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0896" calcext:value-type="float">
            <text:p>0.007089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098" calcext:value-type="float">
            <text:p>0.00709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1064" calcext:value-type="float">
            <text:p>0.0071064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1148" calcext:value-type="float">
            <text:p>0.007114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1232" calcext:value-type="float">
            <text:p>0.0071232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1316" calcext:value-type="float">
            <text:p>0.007131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14" calcext:value-type="float">
            <text:p>0.00714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1484" calcext:value-type="float">
            <text:p>0.007148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1568" calcext:value-type="float">
            <text:p>0.007156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1652" calcext:value-type="float">
            <text:p>0.0071652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1736" calcext:value-type="float">
            <text:p>0.007173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182" calcext:value-type="float">
            <text:p>0.007182</text:p>
          </table:table-cell>
          <table:table-cell office:value-type="float" office:value="0.924623" calcext:value-type="float">
            <text:p>0.924623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71904" calcext:value-type="float">
            <text:p>0.0071904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71988" calcext:value-type="float">
            <text:p>0.0071988</text:p>
          </table:table-cell>
          <table:table-cell office:value-type="float" office:value="0.924623" calcext:value-type="float">
            <text:p>0.924623</text:p>
          </table:table-cell>
          <table:table-cell office:value-type="float" office:value="0.763819" calcext:value-type="float">
            <text:p>0.763819</text:p>
          </table:table-cell>
        </table:table-row>
        <table:table-row table:style-name="ro1">
          <table:table-cell office:value-type="float" office:value="0.0072072" calcext:value-type="float">
            <text:p>0.0072072</text:p>
          </table:table-cell>
          <table:table-cell office:value-type="float" office:value="0.924623" calcext:value-type="float">
            <text:p>0.924623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72156" calcext:value-type="float">
            <text:p>0.0072156</text:p>
          </table:table-cell>
          <table:table-cell office:value-type="float" office:value="0.924623" calcext:value-type="float">
            <text:p>0.924623</text:p>
          </table:table-cell>
          <table:table-cell office:value-type="float" office:value="0.6633165" calcext:value-type="float">
            <text:p>0.6633165</text:p>
          </table:table-cell>
        </table:table-row>
        <table:table-row table:style-name="ro1">
          <table:table-cell office:value-type="float" office:value="0.007224" calcext:value-type="float">
            <text:p>0.007224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72324" calcext:value-type="float">
            <text:p>0.0072324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72408" calcext:value-type="float">
            <text:p>0.0072408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72492" calcext:value-type="float">
            <text:p>0.0072492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72576" calcext:value-type="float">
            <text:p>0.007257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7266" calcext:value-type="float">
            <text:p>0.00726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72744" calcext:value-type="float">
            <text:p>0.007274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72828" calcext:value-type="float">
            <text:p>0.007282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72912" calcext:value-type="float">
            <text:p>0.007291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72996" calcext:value-type="float">
            <text:p>0.007299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7308" calcext:value-type="float">
            <text:p>0.007308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73164" calcext:value-type="float">
            <text:p>0.007316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73248" calcext:value-type="float">
            <text:p>0.007324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73332" calcext:value-type="float">
            <text:p>0.007333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73416" calcext:value-type="float">
            <text:p>0.007341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735" calcext:value-type="float">
            <text:p>0.00735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73584" calcext:value-type="float">
            <text:p>0.007358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73668" calcext:value-type="float">
            <text:p>0.007366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73752" calcext:value-type="float">
            <text:p>0.007375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73836" calcext:value-type="float">
            <text:p>0.007383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7392" calcext:value-type="float">
            <text:p>0.00739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74004" calcext:value-type="float">
            <text:p>0.007400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74088" calcext:value-type="float">
            <text:p>0.007408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74172" calcext:value-type="float">
            <text:p>0.007417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74256" calcext:value-type="float">
            <text:p>0.007425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7434" calcext:value-type="float">
            <text:p>0.00743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74424" calcext:value-type="float">
            <text:p>0.007442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74508" calcext:value-type="float">
            <text:p>0.007450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74592" calcext:value-type="float">
            <text:p>0.007459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74676" calcext:value-type="float">
            <text:p>0.007467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7476" calcext:value-type="float">
            <text:p>0.00747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74844" calcext:value-type="float">
            <text:p>0.007484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74928" calcext:value-type="float">
            <text:p>0.007492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75012" calcext:value-type="float">
            <text:p>0.007501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75096" calcext:value-type="float">
            <text:p>0.007509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518" calcext:value-type="float">
            <text:p>0.00751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75264" calcext:value-type="float">
            <text:p>0.007526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5348" calcext:value-type="float">
            <text:p>0.007534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5432" calcext:value-type="float">
            <text:p>0.007543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5516" calcext:value-type="float">
            <text:p>0.007551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56" calcext:value-type="float">
            <text:p>0.0075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5684" calcext:value-type="float">
            <text:p>0.007568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5768" calcext:value-type="float">
            <text:p>0.007576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5852" calcext:value-type="float">
            <text:p>0.007585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5936" calcext:value-type="float">
            <text:p>0.007593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602" calcext:value-type="float">
            <text:p>0.00760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6104" calcext:value-type="float">
            <text:p>0.007610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6188" calcext:value-type="float">
            <text:p>0.007618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6272" calcext:value-type="float">
            <text:p>0.007627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6356" calcext:value-type="float">
            <text:p>0.007635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644" calcext:value-type="float">
            <text:p>0.00764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6524" calcext:value-type="float">
            <text:p>0.007652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6608" calcext:value-type="float">
            <text:p>0.007660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6692" calcext:value-type="float">
            <text:p>0.007669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6776" calcext:value-type="float">
            <text:p>0.007677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686" calcext:value-type="float">
            <text:p>0.00768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76944" calcext:value-type="float">
            <text:p>0.007694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7028" calcext:value-type="float">
            <text:p>0.007702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7112" calcext:value-type="float">
            <text:p>0.007711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7196" calcext:value-type="float">
            <text:p>0.007719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728" calcext:value-type="float">
            <text:p>0.00772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7364" calcext:value-type="float">
            <text:p>0.007736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7448" calcext:value-type="float">
            <text:p>0.007744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7532" calcext:value-type="float">
            <text:p>0.007753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7616" calcext:value-type="float">
            <text:p>0.007761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77" calcext:value-type="float">
            <text:p>0.00777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7784" calcext:value-type="float">
            <text:p>0.007778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7868" calcext:value-type="float">
            <text:p>0.007786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7952" calcext:value-type="float">
            <text:p>0.007795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8036" calcext:value-type="float">
            <text:p>0.007803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812" calcext:value-type="float">
            <text:p>0.00781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8204" calcext:value-type="float">
            <text:p>0.007820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8288" calcext:value-type="float">
            <text:p>0.007828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8372" calcext:value-type="float">
            <text:p>0.007837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8456" calcext:value-type="float">
            <text:p>0.007845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854" calcext:value-type="float">
            <text:p>0.00785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8624" calcext:value-type="float">
            <text:p>0.007862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8708" calcext:value-type="float">
            <text:p>0.007870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8792" calcext:value-type="float">
            <text:p>0.007879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8876" calcext:value-type="float">
            <text:p>0.007887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896" calcext:value-type="float">
            <text:p>0.00789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9044" calcext:value-type="float">
            <text:p>0.007904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9128" calcext:value-type="float">
            <text:p>0.007912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9212" calcext:value-type="float">
            <text:p>0.007921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9296" calcext:value-type="float">
            <text:p>0.007929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938" calcext:value-type="float">
            <text:p>0.00793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79464" calcext:value-type="float">
            <text:p>0.007946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9548" calcext:value-type="float">
            <text:p>0.007954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9632" calcext:value-type="float">
            <text:p>0.007963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9716" calcext:value-type="float">
            <text:p>0.007971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98" calcext:value-type="float">
            <text:p>0.0079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9884" calcext:value-type="float">
            <text:p>0.007988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79968" calcext:value-type="float">
            <text:p>0.007996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0052" calcext:value-type="float">
            <text:p>0.008005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0136" calcext:value-type="float">
            <text:p>0.008013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022" calcext:value-type="float">
            <text:p>0.00802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0304" calcext:value-type="float">
            <text:p>0.008030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0388" calcext:value-type="float">
            <text:p>0.008038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0472" calcext:value-type="float">
            <text:p>0.008047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0556" calcext:value-type="float">
            <text:p>0.008055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064" calcext:value-type="float">
            <text:p>0.00806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0724" calcext:value-type="float">
            <text:p>0.008072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0808" calcext:value-type="float">
            <text:p>0.008080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0892" calcext:value-type="float">
            <text:p>0.008089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0976" calcext:value-type="float">
            <text:p>0.008097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106" calcext:value-type="float">
            <text:p>0.00810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1144" calcext:value-type="float">
            <text:p>0.008114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1228" calcext:value-type="float">
            <text:p>0.008122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1312" calcext:value-type="float">
            <text:p>0.008131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1396" calcext:value-type="float">
            <text:p>0.008139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148" calcext:value-type="float">
            <text:p>0.00814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1564" calcext:value-type="float">
            <text:p>0.008156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1648" calcext:value-type="float">
            <text:p>0.008164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1732" calcext:value-type="float">
            <text:p>0.008173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1816" calcext:value-type="float">
            <text:p>0.0081816</text:p>
          </table:table-cell>
          <table:table-cell office:value-type="float" office:value="0.0603015" calcext:value-type="float">
            <text:p>0.0603015</text:p>
          </table:table-cell>
          <table:table-cell office:value-type="float" office:value="-0.9849245" calcext:value-type="float">
            <text:p>-0.9849245</text:p>
          </table:table-cell>
        </table:table-row>
        <table:table-row table:style-name="ro1">
          <table:table-cell office:value-type="float" office:value="0.00819" calcext:value-type="float">
            <text:p>0.00819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-0.884422" calcext:value-type="float">
            <text:p>-0.884422</text:p>
          </table:table-cell>
        </table:table-row>
        <table:table-row table:style-name="ro1">
          <table:table-cell office:value-type="float" office:value="0.0081984" calcext:value-type="float">
            <text:p>0.0081984</text:p>
          </table:table-cell>
          <table:table-cell office:value-type="float" office:value="0" calcext:value-type="float">
            <text:p>0</text:p>
          </table:table-cell>
          <table:table-cell office:value-type="float" office:value="-0.8241205" calcext:value-type="float">
            <text:p>-0.8241205</text:p>
          </table:table-cell>
        </table:table-row>
        <table:table-row table:style-name="ro1">
          <table:table-cell office:value-type="float" office:value="0.0082068" calcext:value-type="float">
            <text:p>0.0082068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-0.7437185" calcext:value-type="float">
            <text:p>-0.7437185</text:p>
          </table:table-cell>
        </table:table-row>
        <table:table-row table:style-name="ro1">
          <table:table-cell office:value-type="float" office:value="0.0082152" calcext:value-type="float">
            <text:p>0.0082152</text:p>
          </table:table-cell>
          <table:table-cell office:value-type="float" office:value="0.0201005" calcext:value-type="float">
            <text:p>0.0201005</text:p>
          </table:table-cell>
          <table:table-cell office:value-type="float" office:value="-0.7035175" calcext:value-type="float">
            <text:p>-0.7035175</text:p>
          </table:table-cell>
        </table:table-row>
        <table:table-row table:style-name="ro1">
          <table:table-cell office:value-type="float" office:value="0.0082236" calcext:value-type="float">
            <text:p>0.0082236</text:p>
          </table:table-cell>
          <table:table-cell office:value-type="float" office:value="0" calcext:value-type="float">
            <text:p>0</text:p>
          </table:table-cell>
          <table:table-cell office:value-type="float" office:value="-0.643216" calcext:value-type="float">
            <text:p>-0.643216</text:p>
          </table:table-cell>
        </table:table-row>
        <table:table-row table:style-name="ro1">
          <table:table-cell office:value-type="float" office:value="0.008232" calcext:value-type="float">
            <text:p>0.008232</text:p>
          </table:table-cell>
          <table:table-cell office:value-type="float" office:value="0" calcext:value-type="float">
            <text:p>0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82404" calcext:value-type="float">
            <text:p>0.0082404</text:p>
          </table:table-cell>
          <table:table-cell office:value-type="float" office:value="0" calcext:value-type="float">
            <text:p>0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82488" calcext:value-type="float">
            <text:p>0.0082488</text:p>
          </table:table-cell>
          <table:table-cell office:value-type="float" office:value="0" calcext:value-type="float">
            <text:p>0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82572" calcext:value-type="float">
            <text:p>0.0082572</text:p>
          </table:table-cell>
          <table:table-cell office:value-type="float" office:value="0" calcext:value-type="float">
            <text:p>0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82656" calcext:value-type="float">
            <text:p>0.0082656</text:p>
          </table:table-cell>
          <table:table-cell office:value-type="float" office:value="0" calcext:value-type="float">
            <text:p>0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8274" calcext:value-type="float">
            <text:p>0.008274</text:p>
          </table:table-cell>
          <table:table-cell office:value-type="float" office:value="0" calcext:value-type="float">
            <text:p>0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82824" calcext:value-type="float">
            <text:p>0.0082824</text:p>
          </table:table-cell>
          <table:table-cell office:value-type="float" office:value="0" calcext:value-type="float">
            <text:p>0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82908" calcext:value-type="float">
            <text:p>0.008290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82992" calcext:value-type="float">
            <text:p>0.0082992</text:p>
          </table:table-cell>
          <table:table-cell office:value-type="float" office:value="0" calcext:value-type="float">
            <text:p>0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83076" calcext:value-type="float">
            <text:p>0.0083076</text:p>
          </table:table-cell>
          <table:table-cell office:value-type="float" office:value="0" calcext:value-type="float">
            <text:p>0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8316" calcext:value-type="float">
            <text:p>0.00831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83244" calcext:value-type="float">
            <text:p>0.008324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83328" calcext:value-type="float">
            <text:p>0.0083328</text:p>
          </table:table-cell>
          <table:table-cell office:value-type="float" office:value="0" calcext:value-type="float">
            <text:p>0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83412" calcext:value-type="float">
            <text:p>0.0083412</text:p>
          </table:table-cell>
          <table:table-cell office:value-type="float" office:value="0" calcext:value-type="float">
            <text:p>0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83496" calcext:value-type="float">
            <text:p>0.008349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8358" calcext:value-type="float">
            <text:p>0.00835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83664" calcext:value-type="float">
            <text:p>0.008366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83748" calcext:value-type="float">
            <text:p>0.008374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83832" calcext:value-type="float">
            <text:p>0.008383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83916" calcext:value-type="float">
            <text:p>0.008391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84" calcext:value-type="float">
            <text:p>0.008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84084" calcext:value-type="float">
            <text:p>0.008408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84168" calcext:value-type="float">
            <text:p>0.008416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84252" calcext:value-type="float">
            <text:p>0.008425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84336" calcext:value-type="float">
            <text:p>0.008433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8442" calcext:value-type="float">
            <text:p>0.00844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84504" calcext:value-type="float">
            <text:p>0.008450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84588" calcext:value-type="float">
            <text:p>0.008458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84672" calcext:value-type="float">
            <text:p>0.0084672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84756" calcext:value-type="float">
            <text:p>0.008475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8484" calcext:value-type="float">
            <text:p>0.00848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84924" calcext:value-type="float">
            <text:p>0.008492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85008" calcext:value-type="float">
            <text:p>0.008500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85092" calcext:value-type="float">
            <text:p>0.008509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85176" calcext:value-type="float">
            <text:p>0.008517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8526" calcext:value-type="float">
            <text:p>0.00852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85344" calcext:value-type="float">
            <text:p>0.008534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85428" calcext:value-type="float">
            <text:p>0.008542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85512" calcext:value-type="float">
            <text:p>0.0085512</text:p>
          </table:table-cell>
          <table:table-cell table:number-columns-repeated="2"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85596" calcext:value-type="float">
            <text:p>0.008559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8568" calcext:value-type="float">
            <text:p>0.00856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5764" calcext:value-type="float">
            <text:p>0.008576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85848" calcext:value-type="float">
            <text:p>0.008584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85932" calcext:value-type="float">
            <text:p>0.008593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86016" calcext:value-type="float">
            <text:p>0.008601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861" calcext:value-type="float">
            <text:p>0.00861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86184" calcext:value-type="float">
            <text:p>0.008618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6268" calcext:value-type="float">
            <text:p>0.008626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6352" calcext:value-type="float">
            <text:p>0.008635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6436" calcext:value-type="float">
            <text:p>0.008643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652" calcext:value-type="float">
            <text:p>0.00865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86604" calcext:value-type="float">
            <text:p>0.008660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86688" calcext:value-type="float">
            <text:p>0.008668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86772" calcext:value-type="float">
            <text:p>0.008677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86856" calcext:value-type="float">
            <text:p>0.008685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694" calcext:value-type="float">
            <text:p>0.00869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7024" calcext:value-type="float">
            <text:p>0.008702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7108" calcext:value-type="float">
            <text:p>0.008710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7192" calcext:value-type="float">
            <text:p>0.0087192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7276" calcext:value-type="float">
            <text:p>0.008727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736" calcext:value-type="float">
            <text:p>0.00873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7444" calcext:value-type="float">
            <text:p>0.0087444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7528" calcext:value-type="float">
            <text:p>0.0087528</text:p>
          </table:table-cell>
          <table:table-cell office:value-type="float" office:value="0" calcext:value-type="float">
            <text:p>0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87612" calcext:value-type="float">
            <text:p>0.008761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7696" calcext:value-type="float">
            <text:p>0.008769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778" calcext:value-type="float">
            <text:p>0.008778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7864" calcext:value-type="float">
            <text:p>0.008786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7948" calcext:value-type="float">
            <text:p>0.008794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8032" calcext:value-type="float">
            <text:p>0.008803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8116" calcext:value-type="float">
            <text:p>0.008811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82" calcext:value-type="float">
            <text:p>0.0088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8284" calcext:value-type="float">
            <text:p>0.008828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8368" calcext:value-type="float">
            <text:p>0.008836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8452" calcext:value-type="float">
            <text:p>0.0088452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8536" calcext:value-type="float">
            <text:p>0.008853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862" calcext:value-type="float">
            <text:p>0.00886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8704" calcext:value-type="float">
            <text:p>0.0088704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8788" calcext:value-type="float">
            <text:p>0.008878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8872" calcext:value-type="float">
            <text:p>0.0088872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8956" calcext:value-type="float">
            <text:p>0.008895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904" calcext:value-type="float">
            <text:p>0.008904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9124" calcext:value-type="float">
            <text:p>0.008912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9208" calcext:value-type="float">
            <text:p>0.008920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9292" calcext:value-type="float">
            <text:p>0.008929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9376" calcext:value-type="float">
            <text:p>0.008937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946" calcext:value-type="float">
            <text:p>0.00894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9544" calcext:value-type="float">
            <text:p>0.008954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9628" calcext:value-type="float">
            <text:p>0.008962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9712" calcext:value-type="float">
            <text:p>0.008971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9796" calcext:value-type="float">
            <text:p>0.0089796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988" calcext:value-type="float">
            <text:p>0.008988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89964" calcext:value-type="float">
            <text:p>0.0089964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0048" calcext:value-type="float">
            <text:p>0.0090048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0132" calcext:value-type="float">
            <text:p>0.009013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0216" calcext:value-type="float">
            <text:p>0.0090216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03" calcext:value-type="float">
            <text:p>0.00903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90384" calcext:value-type="float">
            <text:p>0.009038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0468" calcext:value-type="float">
            <text:p>0.009046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0552" calcext:value-type="float">
            <text:p>0.009055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0636" calcext:value-type="float">
            <text:p>0.009063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072" calcext:value-type="float">
            <text:p>0.00907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0804" calcext:value-type="float">
            <text:p>0.0090804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0888" calcext:value-type="float">
            <text:p>0.009088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0972" calcext:value-type="float">
            <text:p>0.009097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1056" calcext:value-type="float">
            <text:p>0.0091056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114" calcext:value-type="float">
            <text:p>0.00911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1224" calcext:value-type="float">
            <text:p>0.009122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1308" calcext:value-type="float">
            <text:p>0.0091308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1392" calcext:value-type="float">
            <text:p>0.0091392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1476" calcext:value-type="float">
            <text:p>0.0091476</text:p>
          </table:table-cell>
          <table:table-cell office:value-type="float" office:value="-0.040201" calcext:value-type="float">
            <text:p>-0.04020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156" calcext:value-type="float">
            <text:p>0.009156</text:p>
          </table:table-cell>
          <table:table-cell office:value-type="float" office:value="-0.0201005" calcext:value-type="float">
            <text:p>-0.0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1644" calcext:value-type="float">
            <text:p>0.0091644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1728" calcext:value-type="float">
            <text:p>0.0091728</text:p>
          </table:table-cell>
          <table:table-cell table:number-columns-repeated="2"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1812" calcext:value-type="float">
            <text:p>0.0091812</text:p>
          </table:table-cell>
          <table:table-cell table:number-columns-repeated="2"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91896" calcext:value-type="float">
            <text:p>0.0091896</text:p>
          </table:table-cell>
          <table:table-cell office:value-type="float" office:value="0.924623" calcext:value-type="float">
            <text:p>0.924623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9198" calcext:value-type="float">
            <text:p>0.009198</text:p>
          </table:table-cell>
          <table:table-cell office:value-type="float" office:value="0.924623" calcext:value-type="float">
            <text:p>0.924623</text:p>
          </table:table-cell>
          <table:table-cell office:value-type="float" office:value="0.7839195" calcext:value-type="float">
            <text:p>0.7839195</text:p>
          </table:table-cell>
        </table:table-row>
        <table:table-row table:style-name="ro1">
          <table:table-cell office:value-type="float" office:value="0.0092064" calcext:value-type="float">
            <text:p>0.0092064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683417" calcext:value-type="float">
            <text:p>0.683417</text:p>
          </table:table-cell>
        </table:table-row>
        <table:table-row table:style-name="ro1">
          <table:table-cell office:value-type="float" office:value="0.0092148" calcext:value-type="float">
            <text:p>0.0092148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92232" calcext:value-type="float">
            <text:p>0.0092232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92316" calcext:value-type="float">
            <text:p>0.0092316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924" calcext:value-type="float">
            <text:p>0.00924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92484" calcext:value-type="float">
            <text:p>0.0092484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92568" calcext:value-type="float">
            <text:p>0.0092568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92652" calcext:value-type="float">
            <text:p>0.009265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92736" calcext:value-type="float">
            <text:p>0.009273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9282" calcext:value-type="float">
            <text:p>0.009282</text:p>
          </table:table-cell>
          <table:table-cell office:value-type="float" office:value="0.9447235" calcext:value-type="float">
            <text:p>0.9447235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92904" calcext:value-type="float">
            <text:p>0.009290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92988" calcext:value-type="float">
            <text:p>0.009298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93072" calcext:value-type="float">
            <text:p>0.009307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93156" calcext:value-type="float">
            <text:p>0.009315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9324" calcext:value-type="float">
            <text:p>0.00932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93324" calcext:value-type="float">
            <text:p>0.009332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93408" calcext:value-type="float">
            <text:p>0.009340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93492" calcext:value-type="float">
            <text:p>0.009349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93576" calcext:value-type="float">
            <text:p>0.009357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9366" calcext:value-type="float">
            <text:p>0.00936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93744" calcext:value-type="float">
            <text:p>0.009374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93828" calcext:value-type="float">
            <text:p>0.009382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93912" calcext:value-type="float">
            <text:p>0.009391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93996" calcext:value-type="float">
            <text:p>0.009399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9408" calcext:value-type="float">
            <text:p>0.00940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94164" calcext:value-type="float">
            <text:p>0.009416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94248" calcext:value-type="float">
            <text:p>0.009424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94332" calcext:value-type="float">
            <text:p>0.009433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94416" calcext:value-type="float">
            <text:p>0.009441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945" calcext:value-type="float">
            <text:p>0.00945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94584" calcext:value-type="float">
            <text:p>0.009458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94668" calcext:value-type="float">
            <text:p>0.009466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94752" calcext:value-type="float">
            <text:p>0.009475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94836" calcext:value-type="float">
            <text:p>0.009483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9492" calcext:value-type="float">
            <text:p>0.00949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95004" calcext:value-type="float">
            <text:p>0.009500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5088" calcext:value-type="float">
            <text:p>0.009508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5172" calcext:value-type="float">
            <text:p>0.009517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5256" calcext:value-type="float">
            <text:p>0.009525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534" calcext:value-type="float">
            <text:p>0.00953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5424" calcext:value-type="float">
            <text:p>0.009542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5508" calcext:value-type="float">
            <text:p>0.009550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5592" calcext:value-type="float">
            <text:p>0.009559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5676" calcext:value-type="float">
            <text:p>0.009567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576" calcext:value-type="float">
            <text:p>0.00957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5844" calcext:value-type="float">
            <text:p>0.009584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5928" calcext:value-type="float">
            <text:p>0.009592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6012" calcext:value-type="float">
            <text:p>0.009601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6096" calcext:value-type="float">
            <text:p>0.009609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618" calcext:value-type="float">
            <text:p>0.00961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6264" calcext:value-type="float">
            <text:p>0.009626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96348" calcext:value-type="float">
            <text:p>0.009634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6432" calcext:value-type="float">
            <text:p>0.009643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6516" calcext:value-type="float">
            <text:p>0.009651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66" calcext:value-type="float">
            <text:p>0.0096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6684" calcext:value-type="float">
            <text:p>0.009668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6768" calcext:value-type="float">
            <text:p>0.009676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6852" calcext:value-type="float">
            <text:p>0.009685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6936" calcext:value-type="float">
            <text:p>0.009693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702" calcext:value-type="float">
            <text:p>0.00970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7104" calcext:value-type="float">
            <text:p>0.009710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7188" calcext:value-type="float">
            <text:p>0.009718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7272" calcext:value-type="float">
            <text:p>0.009727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7356" calcext:value-type="float">
            <text:p>0.009735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744" calcext:value-type="float">
            <text:p>0.00974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7524" calcext:value-type="float">
            <text:p>0.009752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7608" calcext:value-type="float">
            <text:p>0.009760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7692" calcext:value-type="float">
            <text:p>0.009769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7776" calcext:value-type="float">
            <text:p>0.009777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786" calcext:value-type="float">
            <text:p>0.00978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7944" calcext:value-type="float">
            <text:p>0.009794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8028" calcext:value-type="float">
            <text:p>0.009802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8112" calcext:value-type="float">
            <text:p>0.009811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8196" calcext:value-type="float">
            <text:p>0.0098196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828" calcext:value-type="float">
            <text:p>0.00982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8364" calcext:value-type="float">
            <text:p>0.0098364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8448" calcext:value-type="float">
            <text:p>0.009844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8532" calcext:value-type="float">
            <text:p>0.009853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8616" calcext:value-type="float">
            <text:p>0.009861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87" calcext:value-type="float">
            <text:p>0.00987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8784" calcext:value-type="float">
            <text:p>0.009878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8868" calcext:value-type="float">
            <text:p>0.009886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8952" calcext:value-type="float">
            <text:p>0.009895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9036" calcext:value-type="float">
            <text:p>0.009903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912" calcext:value-type="float">
            <text:p>0.00991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9204" calcext:value-type="float">
            <text:p>0.009920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9288" calcext:value-type="float">
            <text:p>0.0099288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9372" calcext:value-type="float">
            <text:p>0.0099372</text:p>
          </table:table-cell>
          <table:table-cell office:value-type="float" office:value="0.964824" calcext:value-type="float">
            <text:p>0.9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9456" calcext:value-type="float">
            <text:p>0.009945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954" calcext:value-type="float">
            <text:p>0.00995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99624" calcext:value-type="float">
            <text:p>0.0099624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9708" calcext:value-type="float">
            <text:p>0.0099708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9792" calcext:value-type="float">
            <text:p>0.0099792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9876" calcext:value-type="float">
            <text:p>0.0099876</text:p>
          </table:table-cell>
          <table:table-cell office:value-type="float" office:value="0.9849245" calcext:value-type="float">
            <text:p>0.984924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formula="of:=MAX([.C2:.C1191])" office:value-type="float" office:value="0.924623" calcext:value-type="float">
            <text:p>0.924623</text:p>
          </table:table-cell>
          <table:table-cell/>
        </table:table-row>
        <table:table-row table:style-name="ro1">
          <table:table-cell/>
          <table:table-cell table:formula="of:=MIN([.C2:.C1191])" office:value-type="float" office:value="-0.9849245" calcext:value-type="float">
            <text:p>-0.984924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[.B1194]-[.B1195]" office:value-type="float" office:value="1.9095475" calcext:value-type="float">
            <text:p>1.90954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12:49:20.7510231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7T12:51:24.168490815</dc:date>
    <meta:editing-duration>PT3M35S</meta:editing-duration>
    <meta:editing-cycles>2</meta:editing-cycles>
    <meta:generator>LibreOffice/5.1.6.2$Linux_X86_64 LibreOffice_project/10m0$Build-2</meta:generator>
    <meta:document-statistic meta:table-count="1" meta:cell-count="35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0.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" chart:maximum="1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22cm" svg:height="15.786cm" xlink:href=".." xlink:type="simple" chart:class="chart:scatter" chart:style-name="ch1">
        <chart:title svg:x="8.902cm" svg:y="0.451cm" chart:style-name="ch2">
          <text:p>RC Circuit, 0.5V Offset</text:p>
        </chart:title>
        <chart:legend chart:legend-position="end" svg:x="20.702cm" svg:y="7.345cm" style:legend-expansion="high" chart:style-name="ch3"/>
        <chart:plot-area chart:style-name="ch4" table:cell-range-address="seriesRC_R_halfVoltOffset.A2:seriesRC_R_halfVoltOffset.C1191 seriesRC_R_halfVoltOffset.B1:seriesRC_R_halfVoltOffset.C1" chart:data-source-has-labels="row" svg:x="1.461cm" svg:y="1.545cm" svg:width="18.791cm" svg:height="12.945cm">
          <chartooo:coordinate-region svg:x="2.294cm" svg:y="1.545cm" svg:width="17.626cm" svg:height="12.746cm"/>
          <chart:axis chart:dimension="x" chart:name="primary-x" chart:style-name="ch5">
            <chart:title svg:x="10.23cm" svg:y="14.805cm" chart:style-name="ch6">
              <text:p>Time (s)</text:p>
            </chart:title>
          </chart:axis>
          <chart:axis chart:dimension="y" chart:name="primary-y" chart:style-name="ch7">
            <chart:title svg:x="0.451cm" svg:y="8.868cm" chart:style-name="ch8">
              <text:p>Voltage (V)</text:p>
            </chart:title>
            <chart:grid chart:style-name="ch9" chart:class="major"/>
          </chart:axis>
          <chart:series chart:style-name="ch10" chart:values-cell-range-address="seriesRC_R_halfVoltOffset.B2:seriesRC_R_halfVoltOffset.B1191" chart:label-cell-address="seriesRC_R_halfVoltOffset.B1:seriesRC_R_halfVoltOffset.B1" chart:class="chart:scatter">
            <chart:domain table:cell-range-address="seriesRC_R_halfVoltOffset.A2:seriesRC_R_halfVoltOffset.A1191"/>
            <chart:data-point chart:repeated="1190"/>
          </chart:series>
          <chart:series chart:style-name="ch11" chart:values-cell-range-address="seriesRC_R_halfVoltOffset.C2:seriesRC_R_halfVoltOffset.C1191" chart:label-cell-address="seriesRC_R_halfVoltOffset.C1:seriesRC_R_halfVoltOffset.C1" chart:class="chart:scatter">
            <chart:data-point chart:repeated="119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in</text:p>
                <draw:g>
                  <svg:desc>seriesRC_R_halfVoltOffset.B1:seriesRC_R_halfVoltOffset.B1</svg:desc>
                </draw:g>
              </table:table-cell>
              <table:table-cell office:value-type="string">
                <text:p>VR</text:p>
                <draw:g>
                  <svg:desc>seriesRC_R_halfVoltOffset.C1:seriesRC_R_halfVoltOffse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eriesRC_R_halfVoltOffset.A2:seriesRC_R_halfVoltOffset.A1191</svg:desc>
                </draw:g>
              </table:table-cell>
              <table:table-cell office:value-type="float" office:value="0.964824">
                <text:p>0.964824</text:p>
                <draw:g>
                  <svg:desc>seriesRC_R_halfVoltOffset.B2:seriesRC_R_halfVoltOffset.B1191</svg:desc>
                </draw:g>
              </table:table-cell>
              <table:table-cell office:value-type="float" office:value="-0.0201005">
                <text:p>-0.0201005</text:p>
                <draw:g>
                  <svg:desc>seriesRC_R_halfVoltOffset.C2:seriesRC_R_halfVoltOffset.C1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84">
                <text:p>0.0000084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68">
                <text:p>0.0000168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52">
                <text:p>0.0000252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336">
                <text:p>0.0000336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42">
                <text:p>0.000042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504">
                <text:p>0.0000504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588">
                <text:p>0.0000588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672">
                <text:p>0.0000672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756">
                <text:p>0.0000756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84">
                <text:p>0.000084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924">
                <text:p>0.0000924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008">
                <text:p>0.0001008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092">
                <text:p>0.0001092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176">
                <text:p>0.0001176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26">
                <text:p>0.000126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344">
                <text:p>0.0001344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428">
                <text:p>0.0001428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512">
                <text:p>0.0001512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1596">
                <text:p>0.0001596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168">
                <text:p>0.000168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1764">
                <text:p>0.0001764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1848">
                <text:p>0.0001848</text:p>
              </table:table-cell>
              <table:table-cell office:value-type="float" office:value="0.0201005">
                <text:p>0.0201005</text:p>
              </table:table-cell>
              <table:table-cell office:value-type="float" office:value="-0.924623">
                <text:p>-0.9246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1932">
                <text:p>0.0001932</text:p>
              </table:table-cell>
              <table:table-cell office:value-type="float" office:value="0.0201005">
                <text:p>0.0201005</text:p>
              </table:table-cell>
              <table:table-cell office:value-type="float" office:value="-0.8643215">
                <text:p>-0.8643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016">
                <text:p>0.0002016</text:p>
              </table:table-cell>
              <table:table-cell office:value-type="float" office:value="0.0201005">
                <text:p>0.0201005</text:p>
              </table:table-cell>
              <table:table-cell office:value-type="float" office:value="-0.7839195">
                <text:p>-0.78391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1">
                <text:p>0.00021</text:p>
              </table:table-cell>
              <table:table-cell office:value-type="float" office:value="0.0201005">
                <text:p>0.0201005</text:p>
              </table:table-cell>
              <table:table-cell office:value-type="float" office:value="-0.723618">
                <text:p>-0.7236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184">
                <text:p>0.0002184</text:p>
              </table:table-cell>
              <table:table-cell office:value-type="float" office:value="0">
                <text:p>0</text:p>
              </table:table-cell>
              <table:table-cell office:value-type="float" office:value="-0.683417">
                <text:p>-0.6834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2268">
                <text:p>0.0002268</text:p>
              </table:table-cell>
              <table:table-cell office:value-type="float" office:value="0">
                <text:p>0</text:p>
              </table:table-cell>
              <table:table-cell office:value-type="float" office:value="-0.643216">
                <text:p>-0.6432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2352">
                <text:p>0.0002352</text:p>
              </table:table-cell>
              <table:table-cell office:value-type="float" office:value="0">
                <text:p>0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436">
                <text:p>0.0002436</text:p>
              </table:table-cell>
              <table:table-cell office:value-type="float" office:value="0">
                <text:p>0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252">
                <text:p>0.000252</text:p>
              </table:table-cell>
              <table:table-cell office:value-type="float" office:value="0">
                <text:p>0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604">
                <text:p>0.0002604</text:p>
              </table:table-cell>
              <table:table-cell office:value-type="float" office:value="0">
                <text:p>0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2688">
                <text:p>0.00026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2772">
                <text:p>0.0002772</text:p>
              </table:table-cell>
              <table:table-cell office:value-type="float" office:value="0">
                <text:p>0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2856">
                <text:p>0.0002856</text:p>
              </table:table-cell>
              <table:table-cell office:value-type="float" office:value="0">
                <text:p>0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294">
                <text:p>0.000294</text:p>
              </table:table-cell>
              <table:table-cell office:value-type="float" office:value="0">
                <text:p>0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3024">
                <text:p>0.00030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3108">
                <text:p>0.0003108</text:p>
              </table:table-cell>
              <table:table-cell office:value-type="float" office:value="0">
                <text:p>0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3192">
                <text:p>0.0003192</text:p>
              </table:table-cell>
              <table:table-cell office:value-type="float" office:value="0">
                <text:p>0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3276">
                <text:p>0.00032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336">
                <text:p>0.0003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3444">
                <text:p>0.0003444</text:p>
              </table:table-cell>
              <table:table-cell office:value-type="float" office:value="0">
                <text:p>0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3528">
                <text:p>0.00035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3612">
                <text:p>0.00036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3696">
                <text:p>0.0003696</text:p>
              </table:table-cell>
              <table:table-cell office:value-type="float" office:value="0">
                <text:p>0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378">
                <text:p>0.00037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3864">
                <text:p>0.00038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3948">
                <text:p>0.00039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4032">
                <text:p>0.00040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4116">
                <text:p>0.0004116</text:p>
              </table:table-cell>
              <table:table-cell office:value-type="float" office:value="0">
                <text:p>0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42">
                <text:p>0.0004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4284">
                <text:p>0.0004284</text:p>
              </table:table-cell>
              <table:table-cell office:value-type="float" office:value="0">
                <text:p>0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4368">
                <text:p>0.00043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4452">
                <text:p>0.00044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4536">
                <text:p>0.00045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462">
                <text:p>0.00046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4704">
                <text:p>0.00047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4788">
                <text:p>0.00047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4872">
                <text:p>0.00048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4956">
                <text:p>0.00049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504">
                <text:p>0.0005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5124">
                <text:p>0.00051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5208">
                <text:p>0.00052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5292">
                <text:p>0.0005292</text:p>
              </table:table-cell>
              <table:table-cell office:value-type="float" office:value="0">
                <text:p>0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5376">
                <text:p>0.00053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546">
                <text:p>0.00054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5544">
                <text:p>0.00055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5628">
                <text:p>0.00056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5712">
                <text:p>0.00057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5796">
                <text:p>0.00057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588">
                <text:p>0.0005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5964">
                <text:p>0.00059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6048">
                <text:p>0.00060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6132">
                <text:p>0.00061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6216">
                <text:p>0.00062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63">
                <text:p>0.00063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6384">
                <text:p>0.00063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6468">
                <text:p>0.00064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6552">
                <text:p>0.00065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6636">
                <text:p>0.00066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672">
                <text:p>0.0006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6804">
                <text:p>0.00068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6888">
                <text:p>0.00068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6972">
                <text:p>0.00069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7056">
                <text:p>0.00070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714">
                <text:p>0.00071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7224">
                <text:p>0.00072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7308">
                <text:p>0.00073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7392">
                <text:p>0.00073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7476">
                <text:p>0.00074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756">
                <text:p>0.0007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7644">
                <text:p>0.00076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7728">
                <text:p>0.00077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7812">
                <text:p>0.00078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7896">
                <text:p>0.00078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798">
                <text:p>0.00079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8064">
                <text:p>0.0008064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8148">
                <text:p>0.00081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8232">
                <text:p>0.00082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8316">
                <text:p>0.00083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84">
                <text:p>0.000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8484">
                <text:p>0.00084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8568">
                <text:p>0.00085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8652">
                <text:p>0.00086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8736">
                <text:p>0.00087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882">
                <text:p>0.00088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8904">
                <text:p>0.00089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8988">
                <text:p>0.00089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9072">
                <text:p>0.00090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9156">
                <text:p>0.00091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924">
                <text:p>0.000924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9324">
                <text:p>0.00093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9408">
                <text:p>0.00094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9492">
                <text:p>0.00094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9576">
                <text:p>0.00095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966">
                <text:p>0.00096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9744">
                <text:p>0.00097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9828">
                <text:p>0.00098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9912">
                <text:p>0.00099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9996">
                <text:p>0.00099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008">
                <text:p>0.0010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0164">
                <text:p>0.00101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10248">
                <text:p>0.00102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0332">
                <text:p>0.00103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0416">
                <text:p>0.00104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05">
                <text:p>0.00105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0584">
                <text:p>0.00105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0668">
                <text:p>0.00106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0752">
                <text:p>0.00107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0836">
                <text:p>0.0010836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092">
                <text:p>0.0010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1004">
                <text:p>0.00110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1088">
                <text:p>0.00110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1172">
                <text:p>0.00111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1256">
                <text:p>0.00112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134">
                <text:p>0.00113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1424">
                <text:p>0.00114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1508">
                <text:p>0.00115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1592">
                <text:p>0.00115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1676">
                <text:p>0.00116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176">
                <text:p>0.0011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1844">
                <text:p>0.0011844</text:p>
              </table:table-cell>
              <table:table-cell office:value-type="float" office:value="0.9447235">
                <text:p>0.9447235</text:p>
              </table:table-cell>
              <table:table-cell office:value-type="float" office:value="0.884422">
                <text:p>0.8844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1928">
                <text:p>0.0011928</text:p>
              </table:table-cell>
              <table:table-cell office:value-type="float" office:value="0.9447235">
                <text:p>0.9447235</text:p>
              </table:table-cell>
              <table:table-cell office:value-type="float" office:value="0.8241205">
                <text:p>0.82412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2012">
                <text:p>0.0012012</text:p>
              </table:table-cell>
              <table:table-cell office:value-type="float" office:value="0.9447235">
                <text:p>0.9447235</text:p>
              </table:table-cell>
              <table:table-cell office:value-type="float" office:value="0.763819">
                <text:p>0.7638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2096">
                <text:p>0.0012096</text:p>
              </table:table-cell>
              <table:table-cell office:value-type="float" office:value="0.9447235">
                <text:p>0.9447235</text:p>
              </table:table-cell>
              <table:table-cell office:value-type="float" office:value="0.683417">
                <text:p>0.6834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218">
                <text:p>0.001218</text:p>
              </table:table-cell>
              <table:table-cell office:value-type="float" office:value="0.9447235">
                <text:p>0.9447235</text:p>
              </table:table-cell>
              <table:table-cell office:value-type="float" office:value="0.6231155">
                <text:p>0.62311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2264">
                <text:p>0.0012264</text:p>
              </table:table-cell>
              <table:table-cell office:value-type="float" office:value="0.9447235">
                <text:p>0.9447235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2348">
                <text:p>0.0012348</text:p>
              </table:table-cell>
              <table:table-cell office:value-type="float" office:value="0.9447235">
                <text:p>0.9447235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2432">
                <text:p>0.0012432</text:p>
              </table:table-cell>
              <table:table-cell office:value-type="float" office:value="0.9447235">
                <text:p>0.9447235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2516">
                <text:p>0.0012516</text:p>
              </table:table-cell>
              <table:table-cell office:value-type="float" office:value="0.9447235">
                <text:p>0.9447235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26">
                <text:p>0.00126</text:p>
              </table:table-cell>
              <table:table-cell office:value-type="float" office:value="0.964824">
                <text:p>0.964824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2684">
                <text:p>0.0012684</text:p>
              </table:table-cell>
              <table:table-cell office:value-type="float" office:value="0.964824">
                <text:p>0.964824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12768">
                <text:p>0.0012768</text:p>
              </table:table-cell>
              <table:table-cell office:value-type="float" office:value="0.964824">
                <text:p>0.964824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2852">
                <text:p>0.0012852</text:p>
              </table:table-cell>
              <table:table-cell office:value-type="float" office:value="0.964824">
                <text:p>0.964824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2936">
                <text:p>0.0012936</text:p>
              </table:table-cell>
              <table:table-cell office:value-type="float" office:value="0.964824">
                <text:p>0.964824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302">
                <text:p>0.001302</text:p>
              </table:table-cell>
              <table:table-cell office:value-type="float" office:value="0.964824">
                <text:p>0.964824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13104">
                <text:p>0.0013104</text:p>
              </table:table-cell>
              <table:table-cell office:value-type="float" office:value="0.964824">
                <text:p>0.964824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3188">
                <text:p>0.0013188</text:p>
              </table:table-cell>
              <table:table-cell office:value-type="float" office:value="0.964824">
                <text:p>0.964824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3272">
                <text:p>0.0013272</text:p>
              </table:table-cell>
              <table:table-cell office:value-type="float" office:value="0.964824">
                <text:p>0.964824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3356">
                <text:p>0.0013356</text:p>
              </table:table-cell>
              <table:table-cell office:value-type="float" office:value="0.964824">
                <text:p>0.964824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1344">
                <text:p>0.001344</text:p>
              </table:table-cell>
              <table:table-cell office:value-type="float" office:value="0.964824">
                <text:p>0.964824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3524">
                <text:p>0.0013524</text:p>
              </table:table-cell>
              <table:table-cell office:value-type="float" office:value="0.964824">
                <text:p>0.964824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3608">
                <text:p>0.0013608</text:p>
              </table:table-cell>
              <table:table-cell office:value-type="float" office:value="0.964824">
                <text:p>0.964824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3692">
                <text:p>0.0013692</text:p>
              </table:table-cell>
              <table:table-cell office:value-type="float" office:value="0.964824">
                <text:p>0.964824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13776">
                <text:p>0.001377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1386">
                <text:p>0.001386</text:p>
              </table:table-cell>
              <table:table-cell office:value-type="float" office:value="0.964824">
                <text:p>0.964824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3944">
                <text:p>0.0013944</text:p>
              </table:table-cell>
              <table:table-cell office:value-type="float" office:value="0.964824">
                <text:p>0.964824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14028">
                <text:p>0.0014028</text:p>
              </table:table-cell>
              <table:table-cell office:value-type="float" office:value="0.964824">
                <text:p>0.964824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4112">
                <text:p>0.0014112</text:p>
              </table:table-cell>
              <table:table-cell office:value-type="float" office:value="0.964824">
                <text:p>0.964824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14196">
                <text:p>0.001419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428">
                <text:p>0.001428</text:p>
              </table:table-cell>
              <table:table-cell office:value-type="float" office:value="0.964824">
                <text:p>0.964824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14364">
                <text:p>0.0014364</text:p>
              </table:table-cell>
              <table:table-cell office:value-type="float" office:value="0.964824">
                <text:p>0.964824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14448">
                <text:p>0.001444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4532">
                <text:p>0.001453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14616">
                <text:p>0.0014616</text:p>
              </table:table-cell>
              <table:table-cell office:value-type="float" office:value="0.964824">
                <text:p>0.964824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47">
                <text:p>0.00147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4784">
                <text:p>0.001478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4868">
                <text:p>0.0014868</text:p>
              </table:table-cell>
              <table:table-cell office:value-type="float" office:value="0.964824">
                <text:p>0.964824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14952">
                <text:p>0.001495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15036">
                <text:p>0.0015036</text:p>
              </table:table-cell>
              <table:table-cell office:value-type="float" office:value="0.964824">
                <text:p>0.964824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512">
                <text:p>0.00151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5204">
                <text:p>0.001520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15288">
                <text:p>0.0015288</text:p>
              </table:table-cell>
              <table:table-cell office:value-type="float" office:value="0.964824">
                <text:p>0.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5372">
                <text:p>0.001537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5456">
                <text:p>0.001545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1554">
                <text:p>0.001554</text:p>
              </table:table-cell>
              <table:table-cell office:value-type="float" office:value="0.964824">
                <text:p>0.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15624">
                <text:p>0.001562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15708">
                <text:p>0.0015708</text:p>
              </table:table-cell>
              <table:table-cell office:value-type="float" office:value="0.964824">
                <text:p>0.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15792">
                <text:p>0.0015792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15876">
                <text:p>0.0015876</text:p>
              </table:table-cell>
              <table:table-cell office:value-type="float" office:value="0.964824">
                <text:p>0.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1596">
                <text:p>0.001596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6044">
                <text:p>0.0016044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16128">
                <text:p>0.0016128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16212">
                <text:p>0.0016212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16296">
                <text:p>0.0016296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638">
                <text:p>0.001638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16464">
                <text:p>0.0016464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16548">
                <text:p>0.0016548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16632">
                <text:p>0.0016632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16716">
                <text:p>0.0016716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168">
                <text:p>0.00168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16884">
                <text:p>0.0016884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16968">
                <text:p>0.0016968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17052">
                <text:p>0.0017052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17136">
                <text:p>0.0017136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1722">
                <text:p>0.001722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17304">
                <text:p>0.0017304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17388">
                <text:p>0.0017388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17472">
                <text:p>0.0017472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17556">
                <text:p>0.0017556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1764">
                <text:p>0.001764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7724">
                <text:p>0.0017724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17808">
                <text:p>0.0017808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17892">
                <text:p>0.0017892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17976">
                <text:p>0.0017976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1806">
                <text:p>0.001806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18144">
                <text:p>0.0018144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18228">
                <text:p>0.0018228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18312">
                <text:p>0.0018312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18396">
                <text:p>0.001839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1848">
                <text:p>0.001848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18564">
                <text:p>0.0018564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18648">
                <text:p>0.0018648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18732">
                <text:p>0.0018732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18816">
                <text:p>0.0018816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189">
                <text:p>0.00189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18984">
                <text:p>0.0018984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19068">
                <text:p>0.0019068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19152">
                <text:p>0.0019152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19236">
                <text:p>0.0019236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1932">
                <text:p>0.001932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19404">
                <text:p>0.0019404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19488">
                <text:p>0.0019488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19572">
                <text:p>0.0019572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19656">
                <text:p>0.0019656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1974">
                <text:p>0.001974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19824">
                <text:p>0.0019824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19908">
                <text:p>0.0019908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19992">
                <text:p>0.0019992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20076">
                <text:p>0.0020076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2016">
                <text:p>0.002016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20244">
                <text:p>0.0020244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20328">
                <text:p>0.0020328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20412">
                <text:p>0.0020412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20496">
                <text:p>0.0020496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2058">
                <text:p>0.002058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20664">
                <text:p>0.0020664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20748">
                <text:p>0.0020748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20832">
                <text:p>0.0020832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20916">
                <text:p>0.0020916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21">
                <text:p>0.0021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21084">
                <text:p>0.0021084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21168">
                <text:p>0.0021168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21252">
                <text:p>0.0021252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21336">
                <text:p>0.0021336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2142">
                <text:p>0.002142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21504">
                <text:p>0.0021504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21588">
                <text:p>0.0021588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21672">
                <text:p>0.0021672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21756">
                <text:p>0.0021756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2184">
                <text:p>0.002184</text:p>
              </table:table-cell>
              <table:table-cell office:value-type="float" office:value="0.0201005">
                <text:p>0.0201005</text:p>
              </table:table-cell>
              <table:table-cell office:value-type="float" office:value="-0.924623">
                <text:p>-0.9246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21924">
                <text:p>0.0021924</text:p>
              </table:table-cell>
              <table:table-cell office:value-type="float" office:value="0.0201005">
                <text:p>0.0201005</text:p>
              </table:table-cell>
              <table:table-cell office:value-type="float" office:value="-0.8643215">
                <text:p>-0.86432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22008">
                <text:p>0.0022008</text:p>
              </table:table-cell>
              <table:table-cell office:value-type="float" office:value="0.0201005">
                <text:p>0.0201005</text:p>
              </table:table-cell>
              <table:table-cell office:value-type="float" office:value="-0.80402">
                <text:p>-0.804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22092">
                <text:p>0.0022092</text:p>
              </table:table-cell>
              <table:table-cell office:value-type="float" office:value="0.0201005">
                <text:p>0.0201005</text:p>
              </table:table-cell>
              <table:table-cell office:value-type="float" office:value="-0.7437185">
                <text:p>-0.743718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22176">
                <text:p>0.0022176</text:p>
              </table:table-cell>
              <table:table-cell office:value-type="float" office:value="0.0201005">
                <text:p>0.0201005</text:p>
              </table:table-cell>
              <table:table-cell office:value-type="float" office:value="-0.683417">
                <text:p>-0.6834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2226">
                <text:p>0.002226</text:p>
              </table:table-cell>
              <table:table-cell office:value-type="float" office:value="0">
                <text:p>0</text:p>
              </table:table-cell>
              <table:table-cell office:value-type="float" office:value="-0.643216">
                <text:p>-0.6432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22344">
                <text:p>0.0022344</text:p>
              </table:table-cell>
              <table:table-cell office:value-type="float" office:value="0">
                <text:p>0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22428">
                <text:p>0.0022428</text:p>
              </table:table-cell>
              <table:table-cell office:value-type="float" office:value="0">
                <text:p>0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22512">
                <text:p>0.0022512</text:p>
              </table:table-cell>
              <table:table-cell office:value-type="float" office:value="0">
                <text:p>0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22596">
                <text:p>0.0022596</text:p>
              </table:table-cell>
              <table:table-cell office:value-type="float" office:value="0">
                <text:p>0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2268">
                <text:p>0.0022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22764">
                <text:p>0.0022764</text:p>
              </table:table-cell>
              <table:table-cell office:value-type="float" office:value="0">
                <text:p>0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22848">
                <text:p>0.0022848</text:p>
              </table:table-cell>
              <table:table-cell office:value-type="float" office:value="0">
                <text:p>0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22932">
                <text:p>0.0022932</text:p>
              </table:table-cell>
              <table:table-cell office:value-type="float" office:value="0">
                <text:p>0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23016">
                <text:p>0.00230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231">
                <text:p>0.00231</text:p>
              </table:table-cell>
              <table:table-cell office:value-type="float" office:value="0">
                <text:p>0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23184">
                <text:p>0.0023184</text:p>
              </table:table-cell>
              <table:table-cell office:value-type="float" office:value="0">
                <text:p>0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23268">
                <text:p>0.0023268</text:p>
              </table:table-cell>
              <table:table-cell office:value-type="float" office:value="0">
                <text:p>0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23352">
                <text:p>0.0023352</text:p>
              </table:table-cell>
              <table:table-cell office:value-type="float" office:value="0">
                <text:p>0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23436">
                <text:p>0.0023436</text:p>
              </table:table-cell>
              <table:table-cell office:value-type="float" office:value="0">
                <text:p>0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2352">
                <text:p>0.0023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23604">
                <text:p>0.0023604</text:p>
              </table:table-cell>
              <table:table-cell office:value-type="float" office:value="0">
                <text:p>0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23688">
                <text:p>0.00236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23772">
                <text:p>0.00237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23856">
                <text:p>0.00238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2394">
                <text:p>0.00239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24024">
                <text:p>0.0024024</text:p>
              </table:table-cell>
              <table:table-cell office:value-type="float" office:value="0">
                <text:p>0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24108">
                <text:p>0.0024108</text:p>
              </table:table-cell>
              <table:table-cell office:value-type="float" office:value="0">
                <text:p>0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24192">
                <text:p>0.00241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24276">
                <text:p>0.00242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2436">
                <text:p>0.0024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24444">
                <text:p>0.00244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24528">
                <text:p>0.00245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24612">
                <text:p>0.00246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24696">
                <text:p>0.00246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2478">
                <text:p>0.00247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24864">
                <text:p>0.0024864</text:p>
              </table:table-cell>
              <table:table-cell office:value-type="float" office:value="0">
                <text:p>0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24948">
                <text:p>0.00249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25032">
                <text:p>0.00250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25116">
                <text:p>0.00251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252">
                <text:p>0.002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25284">
                <text:p>0.00252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25368">
                <text:p>0.00253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25452">
                <text:p>0.00254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25536">
                <text:p>0.00255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2562">
                <text:p>0.00256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25704">
                <text:p>0.00257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25788">
                <text:p>0.00257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25872">
                <text:p>0.00258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25956">
                <text:p>0.00259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2604">
                <text:p>0.002604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26124">
                <text:p>0.00261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26208">
                <text:p>0.00262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26292">
                <text:p>0.00262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26376">
                <text:p>0.00263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2646">
                <text:p>0.00264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26544">
                <text:p>0.00265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26628">
                <text:p>0.00266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26712">
                <text:p>0.00267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26796">
                <text:p>0.00267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2688">
                <text:p>0.0026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26964">
                <text:p>0.00269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27048">
                <text:p>0.00270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27132">
                <text:p>0.0027132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27216">
                <text:p>0.00272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273">
                <text:p>0.00273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27384">
                <text:p>0.00273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27468">
                <text:p>0.00274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27552">
                <text:p>0.00275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27636">
                <text:p>0.00276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2772">
                <text:p>0.0027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27804">
                <text:p>0.00278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27888">
                <text:p>0.00278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27972">
                <text:p>0.00279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28056">
                <text:p>0.0028056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2814">
                <text:p>0.00281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28224">
                <text:p>0.00282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28308">
                <text:p>0.00283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28392">
                <text:p>0.00283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28476">
                <text:p>0.00284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2856">
                <text:p>0.0028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28644">
                <text:p>0.00286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28728">
                <text:p>0.00287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28812">
                <text:p>0.00288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28896">
                <text:p>0.00288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2898">
                <text:p>0.00289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29064">
                <text:p>0.00290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29148">
                <text:p>0.00291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29232">
                <text:p>0.0029232</text:p>
              </table:table-cell>
              <table:table-cell office:value-type="float" office:value="0">
                <text:p>0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29316">
                <text:p>0.00293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294">
                <text:p>0.0029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29484">
                <text:p>0.00294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29568">
                <text:p>0.00295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29652">
                <text:p>0.00296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29736">
                <text:p>0.00297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2982">
                <text:p>0.00298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29904">
                <text:p>0.00299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29988">
                <text:p>0.00299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30072">
                <text:p>0.00300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30156">
                <text:p>0.00301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3024">
                <text:p>0.0030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30324">
                <text:p>0.00303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30408">
                <text:p>0.00304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30492">
                <text:p>0.00304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30576">
                <text:p>0.00305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3066">
                <text:p>0.00306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30744">
                <text:p>0.00307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30828">
                <text:p>0.00308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30912">
                <text:p>0.00309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30996">
                <text:p>0.00309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3108">
                <text:p>0.0031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31164">
                <text:p>0.0031164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31248">
                <text:p>0.00312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31332">
                <text:p>0.00313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31416">
                <text:p>0.00314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315">
                <text:p>0.00315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31584">
                <text:p>0.00315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31668">
                <text:p>0.00316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31752">
                <text:p>0.00317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31836">
                <text:p>0.0031836</text:p>
              </table:table-cell>
              <table:table-cell office:value-type="float" office:value="0.924623">
                <text:p>0.924623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3192">
                <text:p>0.003192</text:p>
              </table:table-cell>
              <table:table-cell office:value-type="float" office:value="0.9447235">
                <text:p>0.9447235</text:p>
              </table:table-cell>
              <table:table-cell office:value-type="float" office:value="0.8241205">
                <text:p>0.82412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32004">
                <text:p>0.0032004</text:p>
              </table:table-cell>
              <table:table-cell office:value-type="float" office:value="0.9447235">
                <text:p>0.9447235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32088">
                <text:p>0.0032088</text:p>
              </table:table-cell>
              <table:table-cell office:value-type="float" office:value="0.924623">
                <text:p>0.924623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32172">
                <text:p>0.0032172</text:p>
              </table:table-cell>
              <table:table-cell office:value-type="float" office:value="0.9447235">
                <text:p>0.9447235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32256">
                <text:p>0.0032256</text:p>
              </table:table-cell>
              <table:table-cell office:value-type="float" office:value="0.9447235">
                <text:p>0.9447235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3234">
                <text:p>0.003234</text:p>
              </table:table-cell>
              <table:table-cell office:value-type="float" office:value="0.964824">
                <text:p>0.964824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32424">
                <text:p>0.0032424</text:p>
              </table:table-cell>
              <table:table-cell office:value-type="float" office:value="0.9447235">
                <text:p>0.9447235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32508">
                <text:p>0.0032508</text:p>
              </table:table-cell>
              <table:table-cell office:value-type="float" office:value="0.9447235">
                <text:p>0.9447235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32592">
                <text:p>0.0032592</text:p>
              </table:table-cell>
              <table:table-cell office:value-type="float" office:value="0.964824">
                <text:p>0.964824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32676">
                <text:p>0.0032676</text:p>
              </table:table-cell>
              <table:table-cell office:value-type="float" office:value="0.964824">
                <text:p>0.964824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3276">
                <text:p>0.003276</text:p>
              </table:table-cell>
              <table:table-cell office:value-type="float" office:value="0.964824">
                <text:p>0.964824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32844">
                <text:p>0.0032844</text:p>
              </table:table-cell>
              <table:table-cell office:value-type="float" office:value="0.964824">
                <text:p>0.964824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32928">
                <text:p>0.0032928</text:p>
              </table:table-cell>
              <table:table-cell office:value-type="float" office:value="0.964824">
                <text:p>0.964824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33012">
                <text:p>0.0033012</text:p>
              </table:table-cell>
              <table:table-cell office:value-type="float" office:value="0.964824">
                <text:p>0.964824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33096">
                <text:p>0.0033096</text:p>
              </table:table-cell>
              <table:table-cell office:value-type="float" office:value="0.964824">
                <text:p>0.964824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3318">
                <text:p>0.003318</text:p>
              </table:table-cell>
              <table:table-cell office:value-type="float" office:value="0.964824">
                <text:p>0.964824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33264">
                <text:p>0.0033264</text:p>
              </table:table-cell>
              <table:table-cell office:value-type="float" office:value="0.964824">
                <text:p>0.964824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33348">
                <text:p>0.0033348</text:p>
              </table:table-cell>
              <table:table-cell office:value-type="float" office:value="0.964824">
                <text:p>0.964824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33432">
                <text:p>0.0033432</text:p>
              </table:table-cell>
              <table:table-cell office:value-type="float" office:value="0.964824">
                <text:p>0.964824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33516">
                <text:p>0.0033516</text:p>
              </table:table-cell>
              <table:table-cell office:value-type="float" office:value="0.964824">
                <text:p>0.964824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336">
                <text:p>0.0033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33684">
                <text:p>0.0033684</text:p>
              </table:table-cell>
              <table:table-cell office:value-type="float" office:value="0.964824">
                <text:p>0.964824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33768">
                <text:p>0.0033768</text:p>
              </table:table-cell>
              <table:table-cell office:value-type="float" office:value="0.964824">
                <text:p>0.964824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33852">
                <text:p>0.0033852</text:p>
              </table:table-cell>
              <table:table-cell office:value-type="float" office:value="0.964824">
                <text:p>0.964824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33936">
                <text:p>0.003393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3402">
                <text:p>0.003402</text:p>
              </table:table-cell>
              <table:table-cell office:value-type="float" office:value="0.964824">
                <text:p>0.964824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34104">
                <text:p>0.0034104</text:p>
              </table:table-cell>
              <table:table-cell office:value-type="float" office:value="0.964824">
                <text:p>0.964824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34188">
                <text:p>0.0034188</text:p>
              </table:table-cell>
              <table:table-cell office:value-type="float" office:value="0.964824">
                <text:p>0.964824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34272">
                <text:p>0.003427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34356">
                <text:p>0.003435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3444">
                <text:p>0.003444</text:p>
              </table:table-cell>
              <table:table-cell office:value-type="float" office:value="0.964824">
                <text:p>0.964824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34524">
                <text:p>0.0034524</text:p>
              </table:table-cell>
              <table:table-cell office:value-type="float" office:value="0.964824">
                <text:p>0.964824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34608">
                <text:p>0.0034608</text:p>
              </table:table-cell>
              <table:table-cell office:value-type="float" office:value="0.964824">
                <text:p>0.964824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34692">
                <text:p>0.003469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34776">
                <text:p>0.0034776</text:p>
              </table:table-cell>
              <table:table-cell office:value-type="float" office:value="0.964824">
                <text:p>0.964824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3486">
                <text:p>0.00348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34944">
                <text:p>0.0034944</text:p>
              </table:table-cell>
              <table:table-cell office:value-type="float" office:value="0.964824">
                <text:p>0.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35028">
                <text:p>0.0035028</text:p>
              </table:table-cell>
              <table:table-cell office:value-type="float" office:value="0.964824">
                <text:p>0.964824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35112">
                <text:p>0.0035112</text:p>
              </table:table-cell>
              <table:table-cell office:value-type="float" office:value="0.964824">
                <text:p>0.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35196">
                <text:p>0.0035196</text:p>
              </table:table-cell>
              <table:table-cell office:value-type="float" office:value="0.964824">
                <text:p>0.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3528">
                <text:p>0.003528</text:p>
              </table:table-cell>
              <table:table-cell office:value-type="float" office:value="0.964824">
                <text:p>0.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35364">
                <text:p>0.003536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35448">
                <text:p>0.0035448</text:p>
              </table:table-cell>
              <table:table-cell office:value-type="float" office:value="0.964824">
                <text:p>0.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35532">
                <text:p>0.003553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35616">
                <text:p>0.003561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357">
                <text:p>0.00357</text:p>
              </table:table-cell>
              <table:table-cell office:value-type="float" office:value="0.964824">
                <text:p>0.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35784">
                <text:p>0.003578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35868">
                <text:p>0.0035868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35952">
                <text:p>0.0035952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36036">
                <text:p>0.0036036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3612">
                <text:p>0.003612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36204">
                <text:p>0.0036204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36288">
                <text:p>0.0036288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36372">
                <text:p>0.0036372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36456">
                <text:p>0.0036456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3654">
                <text:p>0.003654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36624">
                <text:p>0.003662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36708">
                <text:p>0.0036708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36792">
                <text:p>0.0036792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36876">
                <text:p>0.0036876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3696">
                <text:p>0.003696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37044">
                <text:p>0.0037044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37128">
                <text:p>0.0037128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37212">
                <text:p>0.0037212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37296">
                <text:p>0.0037296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3738">
                <text:p>0.003738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37464">
                <text:p>0.0037464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37548">
                <text:p>0.0037548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37632">
                <text:p>0.0037632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37716">
                <text:p>0.0037716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378">
                <text:p>0.00378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37884">
                <text:p>0.0037884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37968">
                <text:p>0.0037968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38052">
                <text:p>0.0038052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38136">
                <text:p>0.0038136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3822">
                <text:p>0.003822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38304">
                <text:p>0.0038304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38388">
                <text:p>0.0038388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38472">
                <text:p>0.0038472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38556">
                <text:p>0.0038556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3864">
                <text:p>0.003864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38724">
                <text:p>0.0038724</text:p>
              </table:table-cell>
              <table:table-cell office:value-type="float" office:value="0.9447235">
                <text:p>0.9447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38808">
                <text:p>0.0038808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38892">
                <text:p>0.0038892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38976">
                <text:p>0.0038976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3906">
                <text:p>0.003906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39144">
                <text:p>0.0039144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39228">
                <text:p>0.0039228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39312">
                <text:p>0.0039312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39396">
                <text:p>0.0039396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3948">
                <text:p>0.003948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39564">
                <text:p>0.0039564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39648">
                <text:p>0.0039648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39732">
                <text:p>0.0039732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39816">
                <text:p>0.0039816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399">
                <text:p>0.00399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39984">
                <text:p>0.0039984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40068">
                <text:p>0.0040068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40152">
                <text:p>0.0040152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40236">
                <text:p>0.0040236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4032">
                <text:p>0.004032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40404">
                <text:p>0.0040404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40488">
                <text:p>0.0040488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40572">
                <text:p>0.0040572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40656">
                <text:p>0.0040656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4074">
                <text:p>0.004074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40824">
                <text:p>0.0040824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40908">
                <text:p>0.0040908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40992">
                <text:p>0.0040992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41076">
                <text:p>0.0041076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4116">
                <text:p>0.004116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41244">
                <text:p>0.0041244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41328">
                <text:p>0.0041328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41412">
                <text:p>0.0041412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41496">
                <text:p>0.0041496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4158">
                <text:p>0.004158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41664">
                <text:p>0.0041664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41748">
                <text:p>0.0041748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41832">
                <text:p>0.0041832</text:p>
              </table:table-cell>
              <table:table-cell office:value-type="float" office:value="0.0201005">
                <text:p>0.0201005</text:p>
              </table:table-cell>
              <table:table-cell office:value-type="float" office:value="-0.9447235">
                <text:p>-0.944723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41916">
                <text:p>0.0041916</text:p>
              </table:table-cell>
              <table:table-cell office:value-type="float" office:value="0.0201005">
                <text:p>0.0201005</text:p>
              </table:table-cell>
              <table:table-cell office:value-type="float" office:value="-0.8643215">
                <text:p>-0.864321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42">
                <text:p>0.0042</text:p>
              </table:table-cell>
              <table:table-cell office:value-type="float" office:value="0.0201005">
                <text:p>0.0201005</text:p>
              </table:table-cell>
              <table:table-cell office:value-type="float" office:value="-0.80402">
                <text:p>-0.8040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42084">
                <text:p>0.0042084</text:p>
              </table:table-cell>
              <table:table-cell office:value-type="float" office:value="0.0201005">
                <text:p>0.0201005</text:p>
              </table:table-cell>
              <table:table-cell office:value-type="float" office:value="-0.7437185">
                <text:p>-0.743718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42168">
                <text:p>0.0042168</text:p>
              </table:table-cell>
              <table:table-cell office:value-type="float" office:value="0.0201005">
                <text:p>0.0201005</text:p>
              </table:table-cell>
              <table:table-cell office:value-type="float" office:value="-0.683417">
                <text:p>-0.68341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42252">
                <text:p>0.0042252</text:p>
              </table:table-cell>
              <table:table-cell office:value-type="float" office:value="0.0201005">
                <text:p>0.0201005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42336">
                <text:p>0.0042336</text:p>
              </table:table-cell>
              <table:table-cell office:value-type="float" office:value="0">
                <text:p>0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4242">
                <text:p>0.004242</text:p>
              </table:table-cell>
              <table:table-cell office:value-type="float" office:value="0">
                <text:p>0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42504">
                <text:p>0.0042504</text:p>
              </table:table-cell>
              <table:table-cell office:value-type="float" office:value="0">
                <text:p>0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42588">
                <text:p>0.00425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42672">
                <text:p>0.0042672</text:p>
              </table:table-cell>
              <table:table-cell office:value-type="float" office:value="0">
                <text:p>0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42756">
                <text:p>0.0042756</text:p>
              </table:table-cell>
              <table:table-cell office:value-type="float" office:value="0">
                <text:p>0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4284">
                <text:p>0.004284</text:p>
              </table:table-cell>
              <table:table-cell office:value-type="float" office:value="0">
                <text:p>0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42924">
                <text:p>0.00429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43008">
                <text:p>0.00430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43092">
                <text:p>0.00430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43176">
                <text:p>0.00431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4326">
                <text:p>0.00432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43344">
                <text:p>0.0043344</text:p>
              </table:table-cell>
              <table:table-cell office:value-type="float" office:value="0">
                <text:p>0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43428">
                <text:p>0.00434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43512">
                <text:p>0.00435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43596">
                <text:p>0.00435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4368">
                <text:p>0.0043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43764">
                <text:p>0.00437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43848">
                <text:p>0.00438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43932">
                <text:p>0.00439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44016">
                <text:p>0.0044016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441">
                <text:p>0.00441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44184">
                <text:p>0.00441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44268">
                <text:p>0.00442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44352">
                <text:p>0.00443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44436">
                <text:p>0.00444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4452">
                <text:p>0.0044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44604">
                <text:p>0.00446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44688">
                <text:p>0.00446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44772">
                <text:p>0.00447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44856">
                <text:p>0.00448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4494">
                <text:p>0.00449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45024">
                <text:p>0.00450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45108">
                <text:p>0.00451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45192">
                <text:p>0.00451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45276">
                <text:p>0.00452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4536">
                <text:p>0.0045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45444">
                <text:p>0.00454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45528">
                <text:p>0.00455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45612">
                <text:p>0.00456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45696">
                <text:p>0.00456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4578">
                <text:p>0.00457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45864">
                <text:p>0.00458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45948">
                <text:p>0.00459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46032">
                <text:p>0.00460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46116">
                <text:p>0.0046116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462">
                <text:p>0.0046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46284">
                <text:p>0.0046284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46368">
                <text:p>0.00463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46452">
                <text:p>0.00464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46536">
                <text:p>0.0046536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4662">
                <text:p>0.00466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46704">
                <text:p>0.00467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46788">
                <text:p>0.00467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46872">
                <text:p>0.00468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46956">
                <text:p>0.00469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4704">
                <text:p>0.0047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47124">
                <text:p>0.00471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47208">
                <text:p>0.0047208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47292">
                <text:p>0.00472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47376">
                <text:p>0.00473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4746">
                <text:p>0.00474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47544">
                <text:p>0.00475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47628">
                <text:p>0.00476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47712">
                <text:p>0.00477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47796">
                <text:p>0.00477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4788">
                <text:p>0.0047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47964">
                <text:p>0.00479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48048">
                <text:p>0.00480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48132">
                <text:p>0.00481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48216">
                <text:p>0.00482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483">
                <text:p>0.00483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48384">
                <text:p>0.0048384</text:p>
              </table:table-cell>
              <table:table-cell office:value-type="float" office:value="0">
                <text:p>0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48468">
                <text:p>0.00484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48552">
                <text:p>0.00485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48636">
                <text:p>0.00486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4872">
                <text:p>0.0048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48804">
                <text:p>0.00488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48888">
                <text:p>0.00488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48972">
                <text:p>0.00489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49056">
                <text:p>0.0049056</text:p>
              </table:table-cell>
              <table:table-cell office:value-type="float" office:value="0">
                <text:p>0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4914">
                <text:p>0.00491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49224">
                <text:p>0.00492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49308">
                <text:p>0.00493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49392">
                <text:p>0.00493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49476">
                <text:p>0.0049476</text:p>
              </table:table-cell>
              <table:table-cell office:value-type="float" office:value="-0.040201">
                <text:p>-0.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4956">
                <text:p>0.0049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49644">
                <text:p>0.00496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49728">
                <text:p>0.00497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49812">
                <text:p>0.00498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49896">
                <text:p>0.00498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4998">
                <text:p>0.004998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50064">
                <text:p>0.00500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50148">
                <text:p>0.00501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50232">
                <text:p>0.00502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50316">
                <text:p>0.00503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504">
                <text:p>0.005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50484">
                <text:p>0.00504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50568">
                <text:p>0.00505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50652">
                <text:p>0.00506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50736">
                <text:p>0.00507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5082">
                <text:p>0.00508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50904">
                <text:p>0.00509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50988">
                <text:p>0.00509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51072">
                <text:p>0.00510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51156">
                <text:p>0.00511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5124">
                <text:p>0.0051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51324">
                <text:p>0.00513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51408">
                <text:p>0.00514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51492">
                <text:p>0.00514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51576">
                <text:p>0.00515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5166">
                <text:p>0.00516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51744">
                <text:p>0.00517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51828">
                <text:p>0.0051828</text:p>
              </table:table-cell>
              <table:table-cell office:value-type="float" office:value="0.9045225">
                <text:p>0.9045225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51912">
                <text:p>0.0051912</text:p>
              </table:table-cell>
              <table:table-cell office:value-type="float" office:value="0.924623">
                <text:p>0.924623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51996">
                <text:p>0.0051996</text:p>
              </table:table-cell>
              <table:table-cell office:value-type="float" office:value="0.9447235">
                <text:p>0.9447235</text:p>
              </table:table-cell>
              <table:table-cell office:value-type="float" office:value="0.763819">
                <text:p>0.76381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5208">
                <text:p>0.005208</text:p>
              </table:table-cell>
              <table:table-cell office:value-type="float" office:value="0.9447235">
                <text:p>0.9447235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52164">
                <text:p>0.0052164</text:p>
              </table:table-cell>
              <table:table-cell office:value-type="float" office:value="0.964824">
                <text:p>0.964824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52248">
                <text:p>0.0052248</text:p>
              </table:table-cell>
              <table:table-cell office:value-type="float" office:value="0.9447235">
                <text:p>0.9447235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52332">
                <text:p>0.0052332</text:p>
              </table:table-cell>
              <table:table-cell office:value-type="float" office:value="0.964824">
                <text:p>0.964824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52416">
                <text:p>0.0052416</text:p>
              </table:table-cell>
              <table:table-cell office:value-type="float" office:value="0.9447235">
                <text:p>0.9447235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525">
                <text:p>0.00525</text:p>
              </table:table-cell>
              <table:table-cell office:value-type="float" office:value="0.9447235">
                <text:p>0.9447235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52584">
                <text:p>0.0052584</text:p>
              </table:table-cell>
              <table:table-cell office:value-type="float" office:value="0.9447235">
                <text:p>0.9447235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52668">
                <text:p>0.0052668</text:p>
              </table:table-cell>
              <table:table-cell office:value-type="float" office:value="0.9447235">
                <text:p>0.9447235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52752">
                <text:p>0.0052752</text:p>
              </table:table-cell>
              <table:table-cell office:value-type="float" office:value="0.964824">
                <text:p>0.964824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52836">
                <text:p>0.0052836</text:p>
              </table:table-cell>
              <table:table-cell office:value-type="float" office:value="0.964824">
                <text:p>0.964824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5292">
                <text:p>0.005292</text:p>
              </table:table-cell>
              <table:table-cell office:value-type="float" office:value="0.964824">
                <text:p>0.964824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53004">
                <text:p>0.0053004</text:p>
              </table:table-cell>
              <table:table-cell office:value-type="float" office:value="0.964824">
                <text:p>0.964824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53088">
                <text:p>0.0053088</text:p>
              </table:table-cell>
              <table:table-cell office:value-type="float" office:value="0.964824">
                <text:p>0.964824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53172">
                <text:p>0.0053172</text:p>
              </table:table-cell>
              <table:table-cell office:value-type="float" office:value="0.964824">
                <text:p>0.964824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53256">
                <text:p>0.0053256</text:p>
              </table:table-cell>
              <table:table-cell office:value-type="float" office:value="0.964824">
                <text:p>0.964824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5334">
                <text:p>0.005334</text:p>
              </table:table-cell>
              <table:table-cell office:value-type="float" office:value="0.964824">
                <text:p>0.964824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53424">
                <text:p>0.0053424</text:p>
              </table:table-cell>
              <table:table-cell office:value-type="float" office:value="0.964824">
                <text:p>0.964824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53508">
                <text:p>0.0053508</text:p>
              </table:table-cell>
              <table:table-cell office:value-type="float" office:value="0.964824">
                <text:p>0.964824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53592">
                <text:p>0.0053592</text:p>
              </table:table-cell>
              <table:table-cell office:value-type="float" office:value="0.964824">
                <text:p>0.964824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53676">
                <text:p>0.0053676</text:p>
              </table:table-cell>
              <table:table-cell office:value-type="float" office:value="0.964824">
                <text:p>0.964824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5376">
                <text:p>0.005376</text:p>
              </table:table-cell>
              <table:table-cell office:value-type="float" office:value="0.964824">
                <text:p>0.964824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53844">
                <text:p>0.0053844</text:p>
              </table:table-cell>
              <table:table-cell office:value-type="float" office:value="0.964824">
                <text:p>0.964824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53928">
                <text:p>0.0053928</text:p>
              </table:table-cell>
              <table:table-cell office:value-type="float" office:value="0.964824">
                <text:p>0.964824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54012">
                <text:p>0.0054012</text:p>
              </table:table-cell>
              <table:table-cell office:value-type="float" office:value="0.964824">
                <text:p>0.964824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54096">
                <text:p>0.005409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5418">
                <text:p>0.005418</text:p>
              </table:table-cell>
              <table:table-cell office:value-type="float" office:value="0.964824">
                <text:p>0.964824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54264">
                <text:p>0.0054264</text:p>
              </table:table-cell>
              <table:table-cell office:value-type="float" office:value="0.964824">
                <text:p>0.964824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54348">
                <text:p>0.0054348</text:p>
              </table:table-cell>
              <table:table-cell office:value-type="float" office:value="0.964824">
                <text:p>0.964824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54432">
                <text:p>0.0054432</text:p>
              </table:table-cell>
              <table:table-cell office:value-type="float" office:value="0.964824">
                <text:p>0.964824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54516">
                <text:p>0.005451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546">
                <text:p>0.00546</text:p>
              </table:table-cell>
              <table:table-cell office:value-type="float" office:value="0.964824">
                <text:p>0.964824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54684">
                <text:p>0.0054684</text:p>
              </table:table-cell>
              <table:table-cell office:value-type="float" office:value="0.964824">
                <text:p>0.964824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54768">
                <text:p>0.0054768</text:p>
              </table:table-cell>
              <table:table-cell office:value-type="float" office:value="0.964824">
                <text:p>0.964824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54852">
                <text:p>0.0054852</text:p>
              </table:table-cell>
              <table:table-cell office:value-type="float" office:value="0.964824">
                <text:p>0.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54936">
                <text:p>0.0054936</text:p>
              </table:table-cell>
              <table:table-cell office:value-type="float" office:value="0.964824">
                <text:p>0.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5502">
                <text:p>0.005502</text:p>
              </table:table-cell>
              <table:table-cell office:value-type="float" office:value="0.964824">
                <text:p>0.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55104">
                <text:p>0.005510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55188">
                <text:p>0.0055188</text:p>
              </table:table-cell>
              <table:table-cell office:value-type="float" office:value="0.964824">
                <text:p>0.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55272">
                <text:p>0.0055272</text:p>
              </table:table-cell>
              <table:table-cell office:value-type="float" office:value="0.964824">
                <text:p>0.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55356">
                <text:p>0.0055356</text:p>
              </table:table-cell>
              <table:table-cell office:value-type="float" office:value="0.964824">
                <text:p>0.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5544">
                <text:p>0.00554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55524">
                <text:p>0.005552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55608">
                <text:p>0.0055608</text:p>
              </table:table-cell>
              <table:table-cell office:value-type="float" office:value="0.964824">
                <text:p>0.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55692">
                <text:p>0.0055692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55776">
                <text:p>0.0055776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5586">
                <text:p>0.00558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55944">
                <text:p>0.005594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56028">
                <text:p>0.0056028</text:p>
              </table:table-cell>
              <table:table-cell office:value-type="float" office:value="0.964824">
                <text:p>0.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56112">
                <text:p>0.005611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56196">
                <text:p>0.0056196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5628">
                <text:p>0.005628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56364">
                <text:p>0.0056364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56448">
                <text:p>0.0056448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56532">
                <text:p>0.0056532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56616">
                <text:p>0.0056616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567">
                <text:p>0.00567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56784">
                <text:p>0.0056784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56868">
                <text:p>0.0056868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56952">
                <text:p>0.0056952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57036">
                <text:p>0.0057036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5712">
                <text:p>0.005712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57204">
                <text:p>0.0057204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57288">
                <text:p>0.0057288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57372">
                <text:p>0.0057372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57456">
                <text:p>0.0057456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5754">
                <text:p>0.005754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57624">
                <text:p>0.0057624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57708">
                <text:p>0.0057708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57792">
                <text:p>0.0057792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57876">
                <text:p>0.0057876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5796">
                <text:p>0.005796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58044">
                <text:p>0.0058044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58128">
                <text:p>0.0058128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58212">
                <text:p>0.0058212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58296">
                <text:p>0.0058296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5838">
                <text:p>0.005838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58464">
                <text:p>0.0058464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58548">
                <text:p>0.0058548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58632">
                <text:p>0.0058632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58716">
                <text:p>0.0058716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588">
                <text:p>0.00588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58884">
                <text:p>0.0058884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58968">
                <text:p>0.0058968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59052">
                <text:p>0.0059052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59136">
                <text:p>0.0059136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5922">
                <text:p>0.005922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59304">
                <text:p>0.0059304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59388">
                <text:p>0.0059388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59472">
                <text:p>0.0059472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59556">
                <text:p>0.0059556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5964">
                <text:p>0.005964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59724">
                <text:p>0.0059724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59808">
                <text:p>0.0059808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59892">
                <text:p>0.0059892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59976">
                <text:p>0.0059976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6006">
                <text:p>0.006006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60144">
                <text:p>0.0060144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60228">
                <text:p>0.0060228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60312">
                <text:p>0.0060312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60396">
                <text:p>0.0060396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6048">
                <text:p>0.006048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60564">
                <text:p>0.0060564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60648">
                <text:p>0.0060648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60732">
                <text:p>0.0060732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60816">
                <text:p>0.0060816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609">
                <text:p>0.00609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60984">
                <text:p>0.0060984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61068">
                <text:p>0.0061068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61152">
                <text:p>0.0061152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61236">
                <text:p>0.0061236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6132">
                <text:p>0.006132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61404">
                <text:p>0.0061404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61488">
                <text:p>0.0061488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61572">
                <text:p>0.0061572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61656">
                <text:p>0.0061656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6174">
                <text:p>0.006174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61824">
                <text:p>0.0061824</text:p>
              </table:table-cell>
              <table:table-cell office:value-type="float" office:value="0.0201005">
                <text:p>0.0201005</text:p>
              </table:table-cell>
              <table:table-cell office:value-type="float" office:value="-0.964824">
                <text:p>-0.96482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61908">
                <text:p>0.0061908</text:p>
              </table:table-cell>
              <table:table-cell office:value-type="float" office:value="0.0201005">
                <text:p>0.0201005</text:p>
              </table:table-cell>
              <table:table-cell office:value-type="float" office:value="-0.884422">
                <text:p>-0.88442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61992">
                <text:p>0.0061992</text:p>
              </table:table-cell>
              <table:table-cell office:value-type="float" office:value="0.0201005">
                <text:p>0.0201005</text:p>
              </table:table-cell>
              <table:table-cell office:value-type="float" office:value="-0.80402">
                <text:p>-0.8040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62076">
                <text:p>0.0062076</text:p>
              </table:table-cell>
              <table:table-cell office:value-type="float" office:value="0.0201005">
                <text:p>0.0201005</text:p>
              </table:table-cell>
              <table:table-cell office:value-type="float" office:value="-0.7437185">
                <text:p>-0.743718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6216">
                <text:p>0.006216</text:p>
              </table:table-cell>
              <table:table-cell office:value-type="float" office:value="0.0201005">
                <text:p>0.0201005</text:p>
              </table:table-cell>
              <table:table-cell office:value-type="float" office:value="-0.7035175">
                <text:p>-0.703517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62244">
                <text:p>0.0062244</text:p>
              </table:table-cell>
              <table:table-cell office:value-type="float" office:value="0">
                <text:p>0</text:p>
              </table:table-cell>
              <table:table-cell office:value-type="float" office:value="-0.643216">
                <text:p>-0.64321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62328">
                <text:p>0.0062328</text:p>
              </table:table-cell>
              <table:table-cell office:value-type="float" office:value="0">
                <text:p>0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62412">
                <text:p>0.0062412</text:p>
              </table:table-cell>
              <table:table-cell office:value-type="float" office:value="0">
                <text:p>0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62496">
                <text:p>0.00624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6258">
                <text:p>0.006258</text:p>
              </table:table-cell>
              <table:table-cell office:value-type="float" office:value="0">
                <text:p>0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62664">
                <text:p>0.0062664</text:p>
              </table:table-cell>
              <table:table-cell office:value-type="float" office:value="0">
                <text:p>0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62748">
                <text:p>0.0062748</text:p>
              </table:table-cell>
              <table:table-cell office:value-type="float" office:value="0">
                <text:p>0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62832">
                <text:p>0.0062832</text:p>
              </table:table-cell>
              <table:table-cell office:value-type="float" office:value="0">
                <text:p>0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62916">
                <text:p>0.00629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63">
                <text:p>0.0063</text:p>
              </table:table-cell>
              <table:table-cell office:value-type="float" office:value="0">
                <text:p>0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63084">
                <text:p>0.0063084</text:p>
              </table:table-cell>
              <table:table-cell office:value-type="float" office:value="0">
                <text:p>0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63168">
                <text:p>0.0063168</text:p>
              </table:table-cell>
              <table:table-cell office:value-type="float" office:value="0">
                <text:p>0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63252">
                <text:p>0.0063252</text:p>
              </table:table-cell>
              <table:table-cell office:value-type="float" office:value="0">
                <text:p>0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63336">
                <text:p>0.00633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6342">
                <text:p>0.00634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63504">
                <text:p>0.00635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63588">
                <text:p>0.00635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63672">
                <text:p>0.00636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63756">
                <text:p>0.00637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6384">
                <text:p>0.0063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63924">
                <text:p>0.00639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64008">
                <text:p>0.00640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64092">
                <text:p>0.00640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64176">
                <text:p>0.00641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6426">
                <text:p>0.006426</text:p>
              </table:table-cell>
              <table:table-cell office:value-type="float" office:value="0">
                <text:p>0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64344">
                <text:p>0.00643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64428">
                <text:p>0.00644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64512">
                <text:p>0.00645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64596">
                <text:p>0.00645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6468">
                <text:p>0.0064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64764">
                <text:p>0.00647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64848">
                <text:p>0.00648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64932">
                <text:p>0.00649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65016">
                <text:p>0.00650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651">
                <text:p>0.00651</text:p>
              </table:table-cell>
              <table:table-cell office:value-type="float" office:value="0">
                <text:p>0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65184">
                <text:p>0.00651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65268">
                <text:p>0.00652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65352">
                <text:p>0.00653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65436">
                <text:p>0.00654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6552">
                <text:p>0.0065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65604">
                <text:p>0.00656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65688">
                <text:p>0.0065688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65772">
                <text:p>0.00657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65856">
                <text:p>0.00658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6594">
                <text:p>0.00659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66024">
                <text:p>0.00660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66108">
                <text:p>0.00661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66192">
                <text:p>0.00661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66276">
                <text:p>0.00662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6636">
                <text:p>0.006636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66444">
                <text:p>0.00664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66528">
                <text:p>0.00665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66612">
                <text:p>0.00666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66696">
                <text:p>0.00666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6678">
                <text:p>0.00667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66864">
                <text:p>0.00668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66948">
                <text:p>0.00669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67032">
                <text:p>0.00670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67116">
                <text:p>0.00671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672">
                <text:p>0.006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67284">
                <text:p>0.00672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67368">
                <text:p>0.00673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67452">
                <text:p>0.00674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67536">
                <text:p>0.00675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6762">
                <text:p>0.00676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67704">
                <text:p>0.00677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67788">
                <text:p>0.00677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67872">
                <text:p>0.00678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67956">
                <text:p>0.00679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6804">
                <text:p>0.0068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68124">
                <text:p>0.00681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68208">
                <text:p>0.00682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68292">
                <text:p>0.00682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68376">
                <text:p>0.00683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6846">
                <text:p>0.00684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68544">
                <text:p>0.00685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68628">
                <text:p>0.00686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68712">
                <text:p>0.00687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68796">
                <text:p>0.00687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6888">
                <text:p>0.0068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68964">
                <text:p>0.00689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69048">
                <text:p>0.00690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69132">
                <text:p>0.0069132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69216">
                <text:p>0.00692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693">
                <text:p>0.00693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69384">
                <text:p>0.00693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69468">
                <text:p>0.00694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69552">
                <text:p>0.00695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69636">
                <text:p>0.00696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6972">
                <text:p>0.0069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69804">
                <text:p>0.00698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69888">
                <text:p>0.0069888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69972">
                <text:p>0.00699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70056">
                <text:p>0.00700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7014">
                <text:p>0.00701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70224">
                <text:p>0.0070224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70308">
                <text:p>0.0070308</text:p>
              </table:table-cell>
              <table:table-cell office:value-type="float" office:value="0">
                <text:p>0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70392">
                <text:p>0.00703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70476">
                <text:p>0.00704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7056">
                <text:p>0.0070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70644">
                <text:p>0.00706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70728">
                <text:p>0.00707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70812">
                <text:p>0.00708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70896">
                <text:p>0.00708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7098">
                <text:p>0.00709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71064">
                <text:p>0.0071064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71148">
                <text:p>0.00711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71232">
                <text:p>0.0071232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71316">
                <text:p>0.00713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714">
                <text:p>0.00714</text:p>
              </table:table-cell>
              <table:table-cell office:value-type="float" office:value="-0.040201">
                <text:p>-0.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71484">
                <text:p>0.00714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71568">
                <text:p>0.00715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71652">
                <text:p>0.0071652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71736">
                <text:p>0.00717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7182">
                <text:p>0.007182</text:p>
              </table:table-cell>
              <table:table-cell office:value-type="float" office:value="0.924623">
                <text:p>0.924623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71904">
                <text:p>0.0071904</text:p>
              </table:table-cell>
              <table:table-cell office:value-type="float" office:value="0.9447235">
                <text:p>0.9447235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71988">
                <text:p>0.0071988</text:p>
              </table:table-cell>
              <table:table-cell office:value-type="float" office:value="0.924623">
                <text:p>0.924623</text:p>
              </table:table-cell>
              <table:table-cell office:value-type="float" office:value="0.763819">
                <text:p>0.76381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72072">
                <text:p>0.0072072</text:p>
              </table:table-cell>
              <table:table-cell office:value-type="float" office:value="0.924623">
                <text:p>0.924623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72156">
                <text:p>0.0072156</text:p>
              </table:table-cell>
              <table:table-cell office:value-type="float" office:value="0.924623">
                <text:p>0.924623</text:p>
              </table:table-cell>
              <table:table-cell office:value-type="float" office:value="0.6633165">
                <text:p>0.663316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7224">
                <text:p>0.007224</text:p>
              </table:table-cell>
              <table:table-cell office:value-type="float" office:value="0.9447235">
                <text:p>0.9447235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72324">
                <text:p>0.0072324</text:p>
              </table:table-cell>
              <table:table-cell office:value-type="float" office:value="0.9447235">
                <text:p>0.9447235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72408">
                <text:p>0.0072408</text:p>
              </table:table-cell>
              <table:table-cell office:value-type="float" office:value="0.9447235">
                <text:p>0.9447235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72492">
                <text:p>0.0072492</text:p>
              </table:table-cell>
              <table:table-cell office:value-type="float" office:value="0.9447235">
                <text:p>0.9447235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72576">
                <text:p>0.0072576</text:p>
              </table:table-cell>
              <table:table-cell office:value-type="float" office:value="0.964824">
                <text:p>0.964824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7266">
                <text:p>0.007266</text:p>
              </table:table-cell>
              <table:table-cell office:value-type="float" office:value="0.964824">
                <text:p>0.964824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72744">
                <text:p>0.0072744</text:p>
              </table:table-cell>
              <table:table-cell office:value-type="float" office:value="0.964824">
                <text:p>0.964824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72828">
                <text:p>0.0072828</text:p>
              </table:table-cell>
              <table:table-cell office:value-type="float" office:value="0.964824">
                <text:p>0.964824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72912">
                <text:p>0.0072912</text:p>
              </table:table-cell>
              <table:table-cell office:value-type="float" office:value="0.964824">
                <text:p>0.964824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72996">
                <text:p>0.0072996</text:p>
              </table:table-cell>
              <table:table-cell office:value-type="float" office:value="0.964824">
                <text:p>0.964824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7308">
                <text:p>0.007308</text:p>
              </table:table-cell>
              <table:table-cell office:value-type="float" office:value="0.9447235">
                <text:p>0.9447235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73164">
                <text:p>0.0073164</text:p>
              </table:table-cell>
              <table:table-cell office:value-type="float" office:value="0.964824">
                <text:p>0.964824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73248">
                <text:p>0.0073248</text:p>
              </table:table-cell>
              <table:table-cell office:value-type="float" office:value="0.964824">
                <text:p>0.964824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73332">
                <text:p>0.0073332</text:p>
              </table:table-cell>
              <table:table-cell office:value-type="float" office:value="0.964824">
                <text:p>0.964824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73416">
                <text:p>0.0073416</text:p>
              </table:table-cell>
              <table:table-cell office:value-type="float" office:value="0.964824">
                <text:p>0.964824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735">
                <text:p>0.00735</text:p>
              </table:table-cell>
              <table:table-cell office:value-type="float" office:value="0.964824">
                <text:p>0.964824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73584">
                <text:p>0.0073584</text:p>
              </table:table-cell>
              <table:table-cell office:value-type="float" office:value="0.964824">
                <text:p>0.964824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73668">
                <text:p>0.0073668</text:p>
              </table:table-cell>
              <table:table-cell office:value-type="float" office:value="0.964824">
                <text:p>0.964824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73752">
                <text:p>0.0073752</text:p>
              </table:table-cell>
              <table:table-cell office:value-type="float" office:value="0.964824">
                <text:p>0.964824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73836">
                <text:p>0.0073836</text:p>
              </table:table-cell>
              <table:table-cell office:value-type="float" office:value="0.964824">
                <text:p>0.964824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7392">
                <text:p>0.007392</text:p>
              </table:table-cell>
              <table:table-cell office:value-type="float" office:value="0.964824">
                <text:p>0.964824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74004">
                <text:p>0.0074004</text:p>
              </table:table-cell>
              <table:table-cell office:value-type="float" office:value="0.964824">
                <text:p>0.964824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74088">
                <text:p>0.0074088</text:p>
              </table:table-cell>
              <table:table-cell office:value-type="float" office:value="0.964824">
                <text:p>0.964824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74172">
                <text:p>0.0074172</text:p>
              </table:table-cell>
              <table:table-cell office:value-type="float" office:value="0.964824">
                <text:p>0.964824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74256">
                <text:p>0.0074256</text:p>
              </table:table-cell>
              <table:table-cell office:value-type="float" office:value="0.964824">
                <text:p>0.964824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7434">
                <text:p>0.00743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74424">
                <text:p>0.0074424</text:p>
              </table:table-cell>
              <table:table-cell office:value-type="float" office:value="0.964824">
                <text:p>0.964824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74508">
                <text:p>0.0074508</text:p>
              </table:table-cell>
              <table:table-cell office:value-type="float" office:value="0.964824">
                <text:p>0.964824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74592">
                <text:p>0.007459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74676">
                <text:p>0.007467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7476">
                <text:p>0.007476</text:p>
              </table:table-cell>
              <table:table-cell office:value-type="float" office:value="0.964824">
                <text:p>0.964824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74844">
                <text:p>0.007484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74928">
                <text:p>0.0074928</text:p>
              </table:table-cell>
              <table:table-cell office:value-type="float" office:value="0.964824">
                <text:p>0.964824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75012">
                <text:p>0.007501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75096">
                <text:p>0.0075096</text:p>
              </table:table-cell>
              <table:table-cell office:value-type="float" office:value="0.964824">
                <text:p>0.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7518">
                <text:p>0.007518</text:p>
              </table:table-cell>
              <table:table-cell office:value-type="float" office:value="0.964824">
                <text:p>0.964824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75264">
                <text:p>0.007526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75348">
                <text:p>0.007534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75432">
                <text:p>0.0075432</text:p>
              </table:table-cell>
              <table:table-cell office:value-type="float" office:value="0.964824">
                <text:p>0.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75516">
                <text:p>0.0075516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756">
                <text:p>0.00756</text:p>
              </table:table-cell>
              <table:table-cell office:value-type="float" office:value="0.964824">
                <text:p>0.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75684">
                <text:p>0.0075684</text:p>
              </table:table-cell>
              <table:table-cell office:value-type="float" office:value="0.964824">
                <text:p>0.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75768">
                <text:p>0.0075768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75852">
                <text:p>0.0075852</text:p>
              </table:table-cell>
              <table:table-cell office:value-type="float" office:value="0.964824">
                <text:p>0.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75936">
                <text:p>0.0075936</text:p>
              </table:table-cell>
              <table:table-cell office:value-type="float" office:value="0.964824">
                <text:p>0.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7602">
                <text:p>0.007602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76104">
                <text:p>0.0076104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76188">
                <text:p>0.0076188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76272">
                <text:p>0.0076272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76356">
                <text:p>0.0076356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7644">
                <text:p>0.007644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76524">
                <text:p>0.0076524</text:p>
              </table:table-cell>
              <table:table-cell office:value-type="float" office:value="0.964824">
                <text:p>0.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76608">
                <text:p>0.0076608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76692">
                <text:p>0.0076692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76776">
                <text:p>0.0076776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7686">
                <text:p>0.00768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76944">
                <text:p>0.0076944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77028">
                <text:p>0.0077028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77112">
                <text:p>0.0077112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77196">
                <text:p>0.0077196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7728">
                <text:p>0.007728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77364">
                <text:p>0.0077364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77448">
                <text:p>0.0077448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77532">
                <text:p>0.0077532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77616">
                <text:p>0.0077616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777">
                <text:p>0.00777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77784">
                <text:p>0.0077784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77868">
                <text:p>0.0077868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77952">
                <text:p>0.0077952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78036">
                <text:p>0.0078036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7812">
                <text:p>0.007812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78204">
                <text:p>0.0078204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78288">
                <text:p>0.0078288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78372">
                <text:p>0.0078372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78456">
                <text:p>0.0078456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7854">
                <text:p>0.007854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78624">
                <text:p>0.0078624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78708">
                <text:p>0.0078708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78792">
                <text:p>0.0078792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78876">
                <text:p>0.0078876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7896">
                <text:p>0.007896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79044">
                <text:p>0.0079044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79128">
                <text:p>0.0079128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79212">
                <text:p>0.0079212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79296">
                <text:p>0.0079296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7938">
                <text:p>0.007938</text:p>
              </table:table-cell>
              <table:table-cell office:value-type="float" office:value="0.964824">
                <text:p>0.964824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79464">
                <text:p>0.0079464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79548">
                <text:p>0.0079548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79632">
                <text:p>0.0079632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79716">
                <text:p>0.0079716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798">
                <text:p>0.00798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79884">
                <text:p>0.0079884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79968">
                <text:p>0.0079968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80052">
                <text:p>0.0080052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80136">
                <text:p>0.0080136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8022">
                <text:p>0.008022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80304">
                <text:p>0.0080304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80388">
                <text:p>0.0080388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80472">
                <text:p>0.0080472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80556">
                <text:p>0.0080556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8064">
                <text:p>0.008064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80724">
                <text:p>0.0080724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80808">
                <text:p>0.0080808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80892">
                <text:p>0.0080892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80976">
                <text:p>0.0080976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8106">
                <text:p>0.008106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81144">
                <text:p>0.0081144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81228">
                <text:p>0.0081228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81312">
                <text:p>0.0081312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81396">
                <text:p>0.0081396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8148">
                <text:p>0.008148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81564">
                <text:p>0.0081564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81648">
                <text:p>0.0081648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81732">
                <text:p>0.0081732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81816">
                <text:p>0.0081816</text:p>
              </table:table-cell>
              <table:table-cell office:value-type="float" office:value="0.0603015">
                <text:p>0.0603015</text:p>
              </table:table-cell>
              <table:table-cell office:value-type="float" office:value="-0.9849245">
                <text:p>-0.984924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819">
                <text:p>0.00819</text:p>
              </table:table-cell>
              <table:table-cell office:value-type="float" office:value="0.0201005">
                <text:p>0.0201005</text:p>
              </table:table-cell>
              <table:table-cell office:value-type="float" office:value="-0.884422">
                <text:p>-0.88442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81984">
                <text:p>0.0081984</text:p>
              </table:table-cell>
              <table:table-cell office:value-type="float" office:value="0">
                <text:p>0</text:p>
              </table:table-cell>
              <table:table-cell office:value-type="float" office:value="-0.8241205">
                <text:p>-0.824120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82068">
                <text:p>0.0082068</text:p>
              </table:table-cell>
              <table:table-cell office:value-type="float" office:value="0.0201005">
                <text:p>0.0201005</text:p>
              </table:table-cell>
              <table:table-cell office:value-type="float" office:value="-0.7437185">
                <text:p>-0.743718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82152">
                <text:p>0.0082152</text:p>
              </table:table-cell>
              <table:table-cell office:value-type="float" office:value="0.0201005">
                <text:p>0.0201005</text:p>
              </table:table-cell>
              <table:table-cell office:value-type="float" office:value="-0.7035175">
                <text:p>-0.703517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82236">
                <text:p>0.0082236</text:p>
              </table:table-cell>
              <table:table-cell office:value-type="float" office:value="0">
                <text:p>0</text:p>
              </table:table-cell>
              <table:table-cell office:value-type="float" office:value="-0.643216">
                <text:p>-0.64321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8232">
                <text:p>0.008232</text:p>
              </table:table-cell>
              <table:table-cell office:value-type="float" office:value="0">
                <text:p>0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82404">
                <text:p>0.0082404</text:p>
              </table:table-cell>
              <table:table-cell office:value-type="float" office:value="0">
                <text:p>0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82488">
                <text:p>0.0082488</text:p>
              </table:table-cell>
              <table:table-cell office:value-type="float" office:value="0">
                <text:p>0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82572">
                <text:p>0.0082572</text:p>
              </table:table-cell>
              <table:table-cell office:value-type="float" office:value="0">
                <text:p>0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82656">
                <text:p>0.0082656</text:p>
              </table:table-cell>
              <table:table-cell office:value-type="float" office:value="0">
                <text:p>0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8274">
                <text:p>0.008274</text:p>
              </table:table-cell>
              <table:table-cell office:value-type="float" office:value="0">
                <text:p>0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82824">
                <text:p>0.0082824</text:p>
              </table:table-cell>
              <table:table-cell office:value-type="float" office:value="0">
                <text:p>0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82908">
                <text:p>0.00829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82992">
                <text:p>0.0082992</text:p>
              </table:table-cell>
              <table:table-cell office:value-type="float" office:value="0">
                <text:p>0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83076">
                <text:p>0.0083076</text:p>
              </table:table-cell>
              <table:table-cell office:value-type="float" office:value="0">
                <text:p>0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8316">
                <text:p>0.0083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83244">
                <text:p>0.00832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83328">
                <text:p>0.0083328</text:p>
              </table:table-cell>
              <table:table-cell office:value-type="float" office:value="0">
                <text:p>0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83412">
                <text:p>0.0083412</text:p>
              </table:table-cell>
              <table:table-cell office:value-type="float" office:value="0">
                <text:p>0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83496">
                <text:p>0.00834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8358">
                <text:p>0.00835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83664">
                <text:p>0.00836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83748">
                <text:p>0.00837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83832">
                <text:p>0.00838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83916">
                <text:p>0.00839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84">
                <text:p>0.00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84084">
                <text:p>0.00840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84168">
                <text:p>0.00841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84252">
                <text:p>0.00842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84336">
                <text:p>0.00843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8442">
                <text:p>0.00844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84504">
                <text:p>0.00845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84588">
                <text:p>0.00845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84672">
                <text:p>0.0084672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84756">
                <text:p>0.00847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8484">
                <text:p>0.0084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84924">
                <text:p>0.00849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85008">
                <text:p>0.00850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85092">
                <text:p>0.00850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85176">
                <text:p>0.00851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8526">
                <text:p>0.00852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85344">
                <text:p>0.00853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85428">
                <text:p>0.00854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85512">
                <text:p>0.0085512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85596">
                <text:p>0.00855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8568">
                <text:p>0.0085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85764">
                <text:p>0.00857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85848">
                <text:p>0.00858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85932">
                <text:p>0.00859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86016">
                <text:p>0.00860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861">
                <text:p>0.00861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86184">
                <text:p>0.00861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86268">
                <text:p>0.00862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86352">
                <text:p>0.00863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86436">
                <text:p>0.00864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8652">
                <text:p>0.0086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86604">
                <text:p>0.00866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86688">
                <text:p>0.00866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86772">
                <text:p>0.00867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86856">
                <text:p>0.00868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8694">
                <text:p>0.00869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87024">
                <text:p>0.00870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87108">
                <text:p>0.00871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87192">
                <text:p>0.0087192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87276">
                <text:p>0.00872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8736">
                <text:p>0.0087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87444">
                <text:p>0.0087444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87528">
                <text:p>0.0087528</text:p>
              </table:table-cell>
              <table:table-cell office:value-type="float" office:value="0">
                <text:p>0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87612">
                <text:p>0.00876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87696">
                <text:p>0.00876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8778">
                <text:p>0.00877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87864">
                <text:p>0.008786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87948">
                <text:p>0.008794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88032">
                <text:p>0.00880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88116">
                <text:p>0.008811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882">
                <text:p>0.0088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88284">
                <text:p>0.00882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88368">
                <text:p>0.00883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88452">
                <text:p>0.0088452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88536">
                <text:p>0.00885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8862">
                <text:p>0.00886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88704">
                <text:p>0.008870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88788">
                <text:p>0.00887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88872">
                <text:p>0.00888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88956">
                <text:p>0.00889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8904">
                <text:p>0.008904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89124">
                <text:p>0.00891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89208">
                <text:p>0.008920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89292">
                <text:p>0.00892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89376">
                <text:p>0.008937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8946">
                <text:p>0.00894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89544">
                <text:p>0.00895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89628">
                <text:p>0.00896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89712">
                <text:p>0.008971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89796">
                <text:p>0.008979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8988">
                <text:p>0.008988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89964">
                <text:p>0.0089964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90048">
                <text:p>0.0090048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90132">
                <text:p>0.009013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90216">
                <text:p>0.0090216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903">
                <text:p>0.00903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90384">
                <text:p>0.009038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90468">
                <text:p>0.009046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90552">
                <text:p>0.009055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90636">
                <text:p>0.009063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9072">
                <text:p>0.0090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90804">
                <text:p>0.0090804</text:p>
              </table:table-cell>
              <table:table-cell office:value-type="float" office:value="-0.040201">
                <text:p>-0.040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90888">
                <text:p>0.009088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90972">
                <text:p>0.009097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91056">
                <text:p>0.0091056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9114">
                <text:p>0.00911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91224">
                <text:p>0.009122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91308">
                <text:p>0.0091308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91392">
                <text:p>0.0091392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91476">
                <text:p>0.0091476</text:p>
              </table:table-cell>
              <table:table-cell office:value-type="float" office:value="-0.040201">
                <text:p>-0.04020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9156">
                <text:p>0.009156</text:p>
              </table:table-cell>
              <table:table-cell office:value-type="float" office:value="-0.0201005">
                <text:p>-0.0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91644">
                <text:p>0.0091644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91728">
                <text:p>0.0091728</text:p>
              </table:table-cell>
              <table:table-cell office:value-type="float" office:value="-0.0201005">
                <text:p>-0.020100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91812">
                <text:p>0.0091812</text:p>
              </table:table-cell>
              <table:table-cell office:value-type="float" office:value="0.924623">
                <text:p>0.924623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91896">
                <text:p>0.0091896</text:p>
              </table:table-cell>
              <table:table-cell office:value-type="float" office:value="0.924623">
                <text:p>0.924623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9198">
                <text:p>0.009198</text:p>
              </table:table-cell>
              <table:table-cell office:value-type="float" office:value="0.924623">
                <text:p>0.924623</text:p>
              </table:table-cell>
              <table:table-cell office:value-type="float" office:value="0.7839195">
                <text:p>0.783919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92064">
                <text:p>0.0092064</text:p>
              </table:table-cell>
              <table:table-cell office:value-type="float" office:value="0.9447235">
                <text:p>0.9447235</text:p>
              </table:table-cell>
              <table:table-cell office:value-type="float" office:value="0.683417">
                <text:p>0.68341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92148">
                <text:p>0.0092148</text:p>
              </table:table-cell>
              <table:table-cell office:value-type="float" office:value="0.9447235">
                <text:p>0.9447235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92232">
                <text:p>0.0092232</text:p>
              </table:table-cell>
              <table:table-cell office:value-type="float" office:value="0.9447235">
                <text:p>0.9447235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92316">
                <text:p>0.0092316</text:p>
              </table:table-cell>
              <table:table-cell office:value-type="float" office:value="0.9447235">
                <text:p>0.9447235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924">
                <text:p>0.00924</text:p>
              </table:table-cell>
              <table:table-cell office:value-type="float" office:value="0.9447235">
                <text:p>0.9447235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92484">
                <text:p>0.0092484</text:p>
              </table:table-cell>
              <table:table-cell office:value-type="float" office:value="0.9447235">
                <text:p>0.9447235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92568">
                <text:p>0.0092568</text:p>
              </table:table-cell>
              <table:table-cell office:value-type="float" office:value="0.9447235">
                <text:p>0.9447235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92652">
                <text:p>0.0092652</text:p>
              </table:table-cell>
              <table:table-cell office:value-type="float" office:value="0.964824">
                <text:p>0.964824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92736">
                <text:p>0.0092736</text:p>
              </table:table-cell>
              <table:table-cell office:value-type="float" office:value="0.964824">
                <text:p>0.964824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9282">
                <text:p>0.009282</text:p>
              </table:table-cell>
              <table:table-cell office:value-type="float" office:value="0.9447235">
                <text:p>0.9447235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92904">
                <text:p>0.0092904</text:p>
              </table:table-cell>
              <table:table-cell office:value-type="float" office:value="0.964824">
                <text:p>0.964824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92988">
                <text:p>0.0092988</text:p>
              </table:table-cell>
              <table:table-cell office:value-type="float" office:value="0.964824">
                <text:p>0.964824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93072">
                <text:p>0.0093072</text:p>
              </table:table-cell>
              <table:table-cell office:value-type="float" office:value="0.964824">
                <text:p>0.964824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93156">
                <text:p>0.0093156</text:p>
              </table:table-cell>
              <table:table-cell office:value-type="float" office:value="0.964824">
                <text:p>0.964824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9324">
                <text:p>0.009324</text:p>
              </table:table-cell>
              <table:table-cell office:value-type="float" office:value="0.964824">
                <text:p>0.964824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93324">
                <text:p>0.009332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93408">
                <text:p>0.0093408</text:p>
              </table:table-cell>
              <table:table-cell office:value-type="float" office:value="0.964824">
                <text:p>0.964824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93492">
                <text:p>0.0093492</text:p>
              </table:table-cell>
              <table:table-cell office:value-type="float" office:value="0.964824">
                <text:p>0.964824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93576">
                <text:p>0.0093576</text:p>
              </table:table-cell>
              <table:table-cell office:value-type="float" office:value="0.964824">
                <text:p>0.964824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9366">
                <text:p>0.009366</text:p>
              </table:table-cell>
              <table:table-cell office:value-type="float" office:value="0.964824">
                <text:p>0.964824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93744">
                <text:p>0.0093744</text:p>
              </table:table-cell>
              <table:table-cell office:value-type="float" office:value="0.964824">
                <text:p>0.964824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93828">
                <text:p>0.0093828</text:p>
              </table:table-cell>
              <table:table-cell office:value-type="float" office:value="0.964824">
                <text:p>0.964824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93912">
                <text:p>0.0093912</text:p>
              </table:table-cell>
              <table:table-cell office:value-type="float" office:value="0.964824">
                <text:p>0.964824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93996">
                <text:p>0.0093996</text:p>
              </table:table-cell>
              <table:table-cell office:value-type="float" office:value="0.964824">
                <text:p>0.964824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9408">
                <text:p>0.009408</text:p>
              </table:table-cell>
              <table:table-cell office:value-type="float" office:value="0.964824">
                <text:p>0.964824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94164">
                <text:p>0.0094164</text:p>
              </table:table-cell>
              <table:table-cell office:value-type="float" office:value="0.964824">
                <text:p>0.964824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94248">
                <text:p>0.009424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94332">
                <text:p>0.0094332</text:p>
              </table:table-cell>
              <table:table-cell office:value-type="float" office:value="0.964824">
                <text:p>0.964824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94416">
                <text:p>0.0094416</text:p>
              </table:table-cell>
              <table:table-cell office:value-type="float" office:value="0.964824">
                <text:p>0.964824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945">
                <text:p>0.00945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94584">
                <text:p>0.0094584</text:p>
              </table:table-cell>
              <table:table-cell office:value-type="float" office:value="0.964824">
                <text:p>0.964824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94668">
                <text:p>0.0094668</text:p>
              </table:table-cell>
              <table:table-cell office:value-type="float" office:value="0.964824">
                <text:p>0.964824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94752">
                <text:p>0.0094752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94836">
                <text:p>0.009483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9492">
                <text:p>0.009492</text:p>
              </table:table-cell>
              <table:table-cell office:value-type="float" office:value="0.964824">
                <text:p>0.964824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95004">
                <text:p>0.009500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95088">
                <text:p>0.0095088</text:p>
              </table:table-cell>
              <table:table-cell office:value-type="float" office:value="0.964824">
                <text:p>0.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95172">
                <text:p>0.0095172</text:p>
              </table:table-cell>
              <table:table-cell office:value-type="float" office:value="0.964824">
                <text:p>0.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95256">
                <text:p>0.0095256</text:p>
              </table:table-cell>
              <table:table-cell office:value-type="float" office:value="0.964824">
                <text:p>0.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9534">
                <text:p>0.009534</text:p>
              </table:table-cell>
              <table:table-cell office:value-type="float" office:value="0.964824">
                <text:p>0.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95424">
                <text:p>0.0095424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95508">
                <text:p>0.009550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95592">
                <text:p>0.0095592</text:p>
              </table:table-cell>
              <table:table-cell office:value-type="float" office:value="0.964824">
                <text:p>0.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95676">
                <text:p>0.0095676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9576">
                <text:p>0.009576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95844">
                <text:p>0.0095844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95928">
                <text:p>0.0095928</text:p>
              </table:table-cell>
              <table:table-cell office:value-type="float" office:value="0.9849245">
                <text:p>0.9849245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96012">
                <text:p>0.0096012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96096">
                <text:p>0.0096096</text:p>
              </table:table-cell>
              <table:table-cell office:value-type="float" office:value="0.964824">
                <text:p>0.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9618">
                <text:p>0.009618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96264">
                <text:p>0.0096264</text:p>
              </table:table-cell>
              <table:table-cell office:value-type="float" office:value="0.964824">
                <text:p>0.964824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96348">
                <text:p>0.0096348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96432">
                <text:p>0.0096432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96516">
                <text:p>0.0096516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966">
                <text:p>0.00966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96684">
                <text:p>0.0096684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96768">
                <text:p>0.0096768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96852">
                <text:p>0.0096852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96936">
                <text:p>0.0096936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9702">
                <text:p>0.009702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97104">
                <text:p>0.0097104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97188">
                <text:p>0.0097188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97272">
                <text:p>0.0097272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97356">
                <text:p>0.0097356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9744">
                <text:p>0.009744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97524">
                <text:p>0.0097524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97608">
                <text:p>0.0097608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97692">
                <text:p>0.0097692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97776">
                <text:p>0.0097776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9786">
                <text:p>0.009786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97944">
                <text:p>0.0097944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98028">
                <text:p>0.0098028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98112">
                <text:p>0.0098112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98196">
                <text:p>0.0098196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9828">
                <text:p>0.009828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98364">
                <text:p>0.0098364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98448">
                <text:p>0.0098448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98532">
                <text:p>0.0098532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98616">
                <text:p>0.0098616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987">
                <text:p>0.00987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98784">
                <text:p>0.0098784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98868">
                <text:p>0.0098868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98952">
                <text:p>0.0098952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99036">
                <text:p>0.0099036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9912">
                <text:p>0.009912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99204">
                <text:p>0.0099204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99288">
                <text:p>0.0099288</text:p>
              </table:table-cell>
              <table:table-cell office:value-type="float" office:value="0.964824">
                <text:p>0.964824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99372">
                <text:p>0.0099372</text:p>
              </table:table-cell>
              <table:table-cell office:value-type="float" office:value="0.964824">
                <text:p>0.9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99456">
                <text:p>0.0099456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9954">
                <text:p>0.009954</text:p>
              </table:table-cell>
              <table:table-cell office:value-type="float" office:value="0.9849245">
                <text:p>0.9849245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99624">
                <text:p>0.0099624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99708">
                <text:p>0.0099708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99792">
                <text:p>0.0099792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99876">
                <text:p>0.0099876</text:p>
              </table:table-cell>
              <table:table-cell office:value-type="float" office:value="0.9849245">
                <text:p>0.984924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